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12.07mm"/>
    </style:style>
    <style:style style:name="co3" style:family="table-column">
      <style:table-column-properties fo:break-before="auto" style:column-width="13.16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22.68mm" svg:height="167.65mm" svg:x="251.18mm" svg:y="324.27mm">
            <loext:p draw:notify-on-update-of-ranges="Sheet1.D74:Sheet1.D108 Sheet1.G74:Sheet1.G10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3.22mm" svg:height="146.16mm" svg:x="248.98mm" svg:y="168.86mm">
            <loext:p draw:notify-on-update-of-ranges="Sheet1.D38:Sheet1.D72 Sheet1.G38:Sheet1.G7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24.87mm" svg:height="163.41mm" svg:x="244.85mm" svg:y="1.8mm">
            <loext:p draw:notify-on-update-of-ranges="Sheet1.D2:Sheet1.D36 Sheet1.G2:Sheet1.G3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alArea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RaDivSpe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DivSpeed</text:p>
          </table:table-cell>
          <table:table-cell office:value-type="string" calcext:value-type="string">
            <text:p>Errors</text:p>
          </table:table-cell>
          <table:table-cell office:value-type="string" calcext:value-type="string">
            <text:p>CappedErr</text:p>
          </table:table-cell>
          <table:table-cell office:value-type="string" calcext:value-type="string">
            <text:p>Frat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]/[.C2]" office:value-type="float" office:value="0" calcext:value-type="float">
            <text:p>0</text:p>
          </table:table-cell>
          <table:table-cell office:value-type="float" office:value="0.141412771783" calcext:value-type="float">
            <text:p>0.1414127718</text:p>
          </table:table-cell>
          <table:table-cell table:formula="of:=[.G2]/[.C2]" office:value-type="float" office:value="0.193716125730137" calcext:value-type="float">
            <text:p>0.1937161257</text:p>
          </table:table-cell>
          <table:table-cell table:number-columns-repeated="2" office:value-type="float" office:value="0.115384615385" calcext:value-type="float">
            <text:p>0.11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]/[.C3]" office:value-type="float" office:value="0" calcext:value-type="float">
            <text:p>0</text:p>
          </table:table-cell>
          <table:table-cell office:value-type="float" office:value="0.146865861736" calcext:value-type="float">
            <text:p>0.1468658617</text:p>
          </table:table-cell>
          <table:table-cell table:formula="of:=[.G3]/[.C3]" office:value-type="float" office:value="0.201186111967123" calcext:value-type="float">
            <text:p>0.201186112</text:p>
          </table:table-cell>
          <table:table-cell table:number-columns-repeated="2" office:value-type="float" office:value="0.134615384615" calcext:value-type="float">
            <text:p>0.134615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]/[.C4]" office:value-type="float" office:value="0" calcext:value-type="float">
            <text:p>0</text:p>
          </table:table-cell>
          <table:table-cell office:value-type="float" office:value="0.152702402414" calcext:value-type="float">
            <text:p>0.1527024024</text:p>
          </table:table-cell>
          <table:table-cell table:formula="of:=[.G4]/[.C4]" office:value-type="float" office:value="0.209181373169863" calcext:value-type="float">
            <text:p>0.2091813732</text:p>
          </table:table-cell>
          <table:table-cell table:number-columns-repeated="2" office:value-type="float" office:value="0.192307692308" calcext:value-type="float">
            <text:p>0.1923076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]/[.C5]" office:value-type="float" office:value="0" calcext:value-type="float">
            <text:p>0</text:p>
          </table:table-cell>
          <table:table-cell office:value-type="float" office:value="0.150918347902" calcext:value-type="float">
            <text:p>0.1509183479</text:p>
          </table:table-cell>
          <table:table-cell table:formula="of:=[.G5]/[.C5]" office:value-type="float" office:value="0.206737462879452" calcext:value-type="float">
            <text:p>0.2067374629</text:p>
          </table:table-cell>
          <table:table-cell table:number-columns-repeated="2" office:value-type="float" office:value="0.173076923077" calcext:value-type="float">
            <text:p>0.1730769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]/[.C6]" office:value-type="float" office:value="0" calcext:value-type="float">
            <text:p>0</text:p>
          </table:table-cell>
          <table:table-cell office:value-type="float" office:value="0.16271906789" calcext:value-type="float">
            <text:p>0.1627190679</text:p>
          </table:table-cell>
          <table:table-cell table:formula="of:=[.G6]/[.C6]" office:value-type="float" office:value="0.222902832726027" calcext:value-type="float">
            <text:p>0.2229028327</text:p>
          </table:table-cell>
          <table:table-cell table:number-columns-repeated="2" office:value-type="float" office:value="0.173076923077" calcext:value-type="float">
            <text:p>0.1730769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73" calcext:value-type="float">
            <text:p>0.73</text:p>
          </table:table-cell>
          <table:table-cell office:value-type="float" office:value="1.27079452943" calcext:value-type="float">
            <text:p>1.2707945294</text:p>
          </table:table-cell>
          <table:table-cell office:value-type="float" office:value="0.423112855415" calcext:value-type="float">
            <text:p>0.4231128554</text:p>
          </table:table-cell>
          <table:table-cell table:formula="of:=[.D8]/[.C8]" office:value-type="float" office:value="1.74081442387671" calcext:value-type="float">
            <text:p>1.7408144239</text:p>
          </table:table-cell>
          <table:table-cell office:value-type="float" office:value="0.166999077816" calcext:value-type="float">
            <text:p>0.1669990778</text:p>
          </table:table-cell>
          <table:table-cell table:formula="of:=[.G8]/[.C8]" office:value-type="float" office:value="0.228765860021918" calcext:value-type="float">
            <text:p>0.22876586</text:p>
          </table:table-cell>
          <table:table-cell table:number-columns-repeated="2" office:value-type="float" office:value="0.269230769231" calcext:value-type="float">
            <text:p>0.2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73" calcext:value-type="float">
            <text:p>0.73</text:p>
          </table:table-cell>
          <table:table-cell office:value-type="float" office:value="1.32776599237" calcext:value-type="float">
            <text:p>1.3277659924</text:p>
          </table:table-cell>
          <table:table-cell office:value-type="float" office:value="0.326356158411" calcext:value-type="float">
            <text:p>0.3263561584</text:p>
          </table:table-cell>
          <table:table-cell table:formula="of:=[.D9]/[.C9]" office:value-type="float" office:value="1.81885752379452" calcext:value-type="float">
            <text:p>1.8188575238</text:p>
          </table:table-cell>
          <table:table-cell office:value-type="float" office:value="0.16914117129" calcext:value-type="float">
            <text:p>0.1691411713</text:p>
          </table:table-cell>
          <table:table-cell table:formula="of:=[.G9]/[.C9]" office:value-type="float" office:value="0.231700234643836" calcext:value-type="float">
            <text:p>0.2317002346</text:p>
          </table:table-cell>
          <table:table-cell table:number-columns-repeated="2" office:value-type="float" office:value="0.288461538462" calcext:value-type="float">
            <text:p>0.2884615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.73" calcext:value-type="float">
            <text:p>0.73</text:p>
          </table:table-cell>
          <table:table-cell office:value-type="float" office:value="1.31097576778" calcext:value-type="float">
            <text:p>1.3109757678</text:p>
          </table:table-cell>
          <table:table-cell office:value-type="float" office:value="0.288510030089" calcext:value-type="float">
            <text:p>0.2885100301</text:p>
          </table:table-cell>
          <table:table-cell table:formula="of:=[.D10]/[.C10]" office:value-type="float" office:value="1.79585721613699" calcext:value-type="float">
            <text:p>1.7958572161</text:p>
          </table:table-cell>
          <table:table-cell office:value-type="float" office:value="0.168204099933" calcext:value-type="float">
            <text:p>0.1682040999</text:p>
          </table:table-cell>
          <table:table-cell table:formula="of:=[.G10]/[.C10]" office:value-type="float" office:value="0.230416575250685" calcext:value-type="float">
            <text:p>0.2304165753</text:p>
          </table:table-cell>
          <table:table-cell table:number-columns-repeated="2" office:value-type="float" office:value="0.365384615385" calcext:value-type="float">
            <text:p>0.36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73" calcext:value-type="float">
            <text:p>0.73</text:p>
          </table:table-cell>
          <table:table-cell office:value-type="float" office:value="1.19941404047" calcext:value-type="float">
            <text:p>1.1994140405</text:p>
          </table:table-cell>
          <table:table-cell office:value-type="float" office:value="0.288615501715" calcext:value-type="float">
            <text:p>0.2886155017</text:p>
          </table:table-cell>
          <table:table-cell table:formula="of:=[.D11]/[.C11]" office:value-type="float" office:value="1.64303293215068" calcext:value-type="float">
            <text:p>1.6430329322</text:p>
          </table:table-cell>
          <table:table-cell office:value-type="float" office:value="0.163181209748" calcext:value-type="float">
            <text:p>0.1631812097</text:p>
          </table:table-cell>
          <table:table-cell table:formula="of:=[.G11]/[.C11]" office:value-type="float" office:value="0.223535903764384" calcext:value-type="float">
            <text:p>0.2235359038</text:p>
          </table:table-cell>
          <table:table-cell table:number-columns-repeated="2" office:value-type="float" office:value="0.326923076923" calcext:value-type="float">
            <text:p>0.326923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0.73" calcext:value-type="float">
            <text:p>0.73</text:p>
          </table:table-cell>
          <table:table-cell office:value-type="float" office:value="1.03581131299" calcext:value-type="float">
            <text:p>1.035811313</text:p>
          </table:table-cell>
          <table:table-cell office:value-type="float" office:value="0.256974959365" calcext:value-type="float">
            <text:p>0.2569749594</text:p>
          </table:table-cell>
          <table:table-cell table:formula="of:=[.D12]/[.C12]" office:value-type="float" office:value="1.41891960683562" calcext:value-type="float">
            <text:p>1.4189196068</text:p>
          </table:table-cell>
          <table:table-cell office:value-type="float" office:value="0.189618770138" calcext:value-type="float">
            <text:p>0.1896187701</text:p>
          </table:table-cell>
          <table:table-cell table:formula="of:=[.G12]/[.C12]" office:value-type="float" office:value="0.259751739915068" calcext:value-type="float">
            <text:p>0.2597517399</text:p>
          </table:table-cell>
          <table:table-cell table:number-columns-repeated="2" office:value-type="float" office:value="0.269230769231" calcext:value-type="float">
            <text:p>0.2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.73" calcext:value-type="float">
            <text:p>0.73</text:p>
          </table:table-cell>
          <table:table-cell office:value-type="float" office:value="1.25560013085" calcext:value-type="float">
            <text:p>1.2556001309</text:p>
          </table:table-cell>
          <table:table-cell office:value-type="float" office:value="0.254247534994" calcext:value-type="float">
            <text:p>0.254247535</text:p>
          </table:table-cell>
          <table:table-cell table:formula="of:=[.D14]/[.C14]" office:value-type="float" office:value="1.72000017924658" calcext:value-type="float">
            <text:p>1.7200001792</text:p>
          </table:table-cell>
          <table:table-cell office:value-type="float" office:value="0.162790177508" calcext:value-type="float">
            <text:p>0.1627901775</text:p>
          </table:table-cell>
          <table:table-cell table:formula="of:=[.G14]/[.C14]" office:value-type="float" office:value="0.223000243161644" calcext:value-type="float">
            <text:p>0.2230002432</text:p>
          </table:table-cell>
          <table:table-cell table:number-columns-repeated="2" office:value-type="float" office:value="0.423076923077" calcext:value-type="float">
            <text:p>0.4230769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0.73" calcext:value-type="float">
            <text:p>0.73</text:p>
          </table:table-cell>
          <table:table-cell office:value-type="float" office:value="0.986040286069" calcext:value-type="float">
            <text:p>0.9860402861</text:p>
          </table:table-cell>
          <table:table-cell office:value-type="float" office:value="0.247746429074" calcext:value-type="float">
            <text:p>0.2477464291</text:p>
          </table:table-cell>
          <table:table-cell table:formula="of:=[.D15]/[.C15]" office:value-type="float" office:value="1.35074011790274" calcext:value-type="float">
            <text:p>1.3507401179</text:p>
          </table:table-cell>
          <table:table-cell office:value-type="float" office:value="0.193549916979" calcext:value-type="float">
            <text:p>0.193549917</text:p>
          </table:table-cell>
          <table:table-cell table:formula="of:=[.G15]/[.C15]" office:value-type="float" office:value="0.265136872573973" calcext:value-type="float">
            <text:p>0.2651368726</text:p>
          </table:table-cell>
          <table:table-cell table:number-columns-repeated="2" office:value-type="float" office:value="0.403846153846" calcext:value-type="float">
            <text:p>0.40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.73" calcext:value-type="float">
            <text:p>0.73</text:p>
          </table:table-cell>
          <table:table-cell office:value-type="float" office:value="0.77839891389" calcext:value-type="float">
            <text:p>0.7783989139</text:p>
          </table:table-cell>
          <table:table-cell office:value-type="float" office:value="0.234355963404" calcext:value-type="float">
            <text:p>0.2343559634</text:p>
          </table:table-cell>
          <table:table-cell table:formula="of:=[.D16]/[.C16]" office:value-type="float" office:value="1.0662998820411" calcext:value-type="float">
            <text:p>1.066299882</text:p>
          </table:table-cell>
          <table:table-cell office:value-type="float" office:value="0.19202160696" calcext:value-type="float">
            <text:p>0.192021607</text:p>
          </table:table-cell>
          <table:table-cell table:formula="of:=[.G16]/[.C16]" office:value-type="float" office:value="0.263043297205479" calcext:value-type="float">
            <text:p>0.2630432972</text:p>
          </table:table-cell>
          <table:table-cell table:number-columns-repeated="2" office:value-type="float" office:value="0.807692307692" calcext:value-type="float">
            <text:p>0.807692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.73" calcext:value-type="float">
            <text:p>0.73</text:p>
          </table:table-cell>
          <table:table-cell office:value-type="float" office:value="0.586890207351" calcext:value-type="float">
            <text:p>0.5868902074</text:p>
          </table:table-cell>
          <table:table-cell office:value-type="float" office:value="0.213216366962" calcext:value-type="float">
            <text:p>0.213216367</text:p>
          </table:table-cell>
          <table:table-cell table:formula="of:=[.D17]/[.C17]" office:value-type="float" office:value="0.803959188152055" calcext:value-type="float">
            <text:p>0.8039591882</text:p>
          </table:table-cell>
          <table:table-cell office:value-type="float" office:value="0.201915202489" calcext:value-type="float">
            <text:p>0.2019152025</text:p>
          </table:table-cell>
          <table:table-cell table:formula="of:=[.G17]/[.C17]" office:value-type="float" office:value="0.276596167793151" calcext:value-type="float">
            <text:p>0.2765961678</text:p>
          </table:table-cell>
          <table:table-cell table:number-columns-repeated="2" office:value-type="float" office:value="0.692307692308" calcext:value-type="float">
            <text:p>0.6923076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0.73" calcext:value-type="float">
            <text:p>0.73</text:p>
          </table:table-cell>
          <table:table-cell office:value-type="float" office:value="0.422951078181" calcext:value-type="float">
            <text:p>0.4229510782</text:p>
          </table:table-cell>
          <table:table-cell office:value-type="float" office:value="0.143203816907" calcext:value-type="float">
            <text:p>0.1432038169</text:p>
          </table:table-cell>
          <table:table-cell table:formula="of:=[.D18]/[.C18]" office:value-type="float" office:value="0.57938503860411" calcext:value-type="float">
            <text:p>0.5793850386</text:p>
          </table:table-cell>
          <table:table-cell office:value-type="float" office:value="0.182359389832" calcext:value-type="float">
            <text:p>0.1823593898</text:p>
          </table:table-cell>
          <table:table-cell table:formula="of:=[.G18]/[.C18]" office:value-type="float" office:value="0.249807383331507" calcext:value-type="float">
            <text:p>0.2498073833</text:p>
          </table:table-cell>
          <table:table-cell table:number-columns-repeated="2" office:value-type="float" office:value="0.403846153846" calcext:value-type="float">
            <text:p>0.40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.73" calcext:value-type="float">
            <text:p>0.73</text:p>
          </table:table-cell>
          <table:table-cell office:value-type="float" office:value="0.927633781692" calcext:value-type="float">
            <text:p>0.9276337817</text:p>
          </table:table-cell>
          <table:table-cell office:value-type="float" office:value="0.258951647354" calcext:value-type="float">
            <text:p>0.2589516474</text:p>
          </table:table-cell>
          <table:table-cell table:formula="of:=[.D20]/[.C20]" office:value-type="float" office:value="1.27073120779726" calcext:value-type="float">
            <text:p>1.2707312078</text:p>
          </table:table-cell>
          <table:table-cell office:value-type="float" office:value="0.17972450292" calcext:value-type="float">
            <text:p>0.1797245029</text:p>
          </table:table-cell>
          <table:table-cell table:formula="of:=[.G20]/[.C20]" office:value-type="float" office:value="0.246197949205479" calcext:value-type="float">
            <text:p>0.2461979492</text:p>
          </table:table-cell>
          <table:table-cell table:number-columns-repeated="2" office:value-type="float" office:value="0.192307692308" calcext:value-type="float">
            <text:p>0.1923076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0.73" calcext:value-type="float">
            <text:p>0.73</text:p>
          </table:table-cell>
          <table:table-cell office:value-type="float" office:value="0.61806496513" calcext:value-type="float">
            <text:p>0.6180649651</text:p>
          </table:table-cell>
          <table:table-cell office:value-type="float" office:value="0.224817102755" calcext:value-type="float">
            <text:p>0.2248171028</text:p>
          </table:table-cell>
          <table:table-cell table:formula="of:=[.D21]/[.C21]" office:value-type="float" office:value="0.84666433579452" calcext:value-type="float">
            <text:p>0.8466643358</text:p>
          </table:table-cell>
          <table:table-cell office:value-type="float" office:value="0.180575102153" calcext:value-type="float">
            <text:p>0.1805751022</text:p>
          </table:table-cell>
          <table:table-cell table:formula="of:=[.G21]/[.C21]" office:value-type="float" office:value="0.247363153634247" calcext:value-type="float">
            <text:p>0.2473631536</text:p>
          </table:table-cell>
          <table:table-cell table:number-columns-repeated="2" office:value-type="float" office:value="0.288461538462" calcext:value-type="float">
            <text:p>0.2884615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0.73" calcext:value-type="float">
            <text:p>0.73</text:p>
          </table:table-cell>
          <table:table-cell office:value-type="float" office:value="0.432111578627" calcext:value-type="float">
            <text:p>0.4321115786</text:p>
          </table:table-cell>
          <table:table-cell office:value-type="float" office:value="0.138423629383" calcext:value-type="float">
            <text:p>0.1384236294</text:p>
          </table:table-cell>
          <table:table-cell table:formula="of:=[.D22]/[.C22]" office:value-type="float" office:value="0.591933669352055" calcext:value-type="float">
            <text:p>0.5919336694</text:p>
          </table:table-cell>
          <table:table-cell office:value-type="float" office:value="0.206405473338" calcext:value-type="float">
            <text:p>0.2064054733</text:p>
          </table:table-cell>
          <table:table-cell table:formula="of:=[.G22]/[.C22]" office:value-type="float" office:value="0.282747223750685" calcext:value-type="float">
            <text:p>0.2827472238</text:p>
          </table:table-cell>
          <table:table-cell table:number-columns-repeated="2" office:value-type="float" office:value="0.403846153846" calcext:value-type="float">
            <text:p>0.40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.73" calcext:value-type="float">
            <text:p>0.73</text:p>
          </table:table-cell>
          <table:table-cell office:value-type="float" office:value="0.318808663398" calcext:value-type="float">
            <text:p>0.3188086634</text:p>
          </table:table-cell>
          <table:table-cell office:value-type="float" office:value="0.111800486678" calcext:value-type="float">
            <text:p>0.1118004867</text:p>
          </table:table-cell>
          <table:table-cell table:formula="of:=[.D23]/[.C23]" office:value-type="float" office:value="0.436724196435616" calcext:value-type="float">
            <text:p>0.4367241964</text:p>
          </table:table-cell>
          <table:table-cell office:value-type="float" office:value="0.15812888012" calcext:value-type="float">
            <text:p>0.1581288801</text:p>
          </table:table-cell>
          <table:table-cell table:formula="of:=[.G23]/[.C23]" office:value-type="float" office:value="0.216614904273973" calcext:value-type="float">
            <text:p>0.2166149043</text:p>
          </table:table-cell>
          <table:table-cell table:number-columns-repeated="2" office:value-type="float" office:value="0.346153846154" calcext:value-type="float">
            <text:p>0.346153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.73" calcext:value-type="float">
            <text:p>0.73</text:p>
          </table:table-cell>
          <table:table-cell office:value-type="float" office:value="0.236681907084" calcext:value-type="float">
            <text:p>0.2366819071</text:p>
          </table:table-cell>
          <table:table-cell office:value-type="float" office:value="0.0958319740059" calcext:value-type="float">
            <text:p>0.095831974</text:p>
          </table:table-cell>
          <table:table-cell table:formula="of:=[.D24]/[.C24]" office:value-type="float" office:value="0.324221790526027" calcext:value-type="float">
            <text:p>0.3242217905</text:p>
          </table:table-cell>
          <table:table-cell office:value-type="float" office:value="0.166102220976" calcext:value-type="float">
            <text:p>0.166102221</text:p>
          </table:table-cell>
          <table:table-cell table:formula="of:=[.G24]/[.C24]" office:value-type="float" office:value="0.227537289008219" calcext:value-type="float">
            <text:p>0.227537289</text:p>
          </table:table-cell>
          <table:table-cell table:number-columns-repeated="2" office:value-type="float" office:value="0.269230769231" calcext:value-type="float">
            <text:p>0.2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0.73" calcext:value-type="float">
            <text:p>0.73</text:p>
          </table:table-cell>
          <table:table-cell office:value-type="float" office:value="0.646542840213" calcext:value-type="float">
            <text:p>0.6465428402</text:p>
          </table:table-cell>
          <table:table-cell office:value-type="float" office:value="0.209649054493" calcext:value-type="float">
            <text:p>0.2096490545</text:p>
          </table:table-cell>
          <table:table-cell table:formula="of:=[.D26]/[.C26]" office:value-type="float" office:value="0.885675123579452" calcext:value-type="float">
            <text:p>0.8856751236</text:p>
          </table:table-cell>
          <table:table-cell office:value-type="float" office:value="0.197248523866" calcext:value-type="float">
            <text:p>0.1972485239</text:p>
          </table:table-cell>
          <table:table-cell table:formula="of:=[.G26]/[.C26]" office:value-type="float" office:value="0.270203457350685" calcext:value-type="float">
            <text:p>0.2702034574</text:p>
          </table:table-cell>
          <table:table-cell table:number-columns-repeated="2" office:value-type="float" office:value="0.596153846154" calcext:value-type="float">
            <text:p>0.596153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0.73" calcext:value-type="float">
            <text:p>0.73</text:p>
          </table:table-cell>
          <table:table-cell office:value-type="float" office:value="0.402292890123" calcext:value-type="float">
            <text:p>0.4022928901</text:p>
          </table:table-cell>
          <table:table-cell office:value-type="float" office:value="0.142424319626" calcext:value-type="float">
            <text:p>0.1424243196</text:p>
          </table:table-cell>
          <table:table-cell table:formula="of:=[.D27]/[.C27]" office:value-type="float" office:value="0.551086150853425" calcext:value-type="float">
            <text:p>0.5510861509</text:p>
          </table:table-cell>
          <table:table-cell office:value-type="float" office:value="0.182297210728" calcext:value-type="float">
            <text:p>0.1822972107</text:p>
          </table:table-cell>
          <table:table-cell table:formula="of:=[.G27]/[.C27]" office:value-type="float" office:value="0.249722206476712" calcext:value-type="float">
            <text:p>0.2497222065</text:p>
          </table:table-cell>
          <table:table-cell table:number-columns-repeated="2" office:value-type="float" office:value="0.596153846154" calcext:value-type="float">
            <text:p>0.596153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0.73" calcext:value-type="float">
            <text:p>0.73</text:p>
          </table:table-cell>
          <table:table-cell office:value-type="float" office:value="0.280166624046" calcext:value-type="float">
            <text:p>0.280166624</text:p>
          </table:table-cell>
          <table:table-cell office:value-type="float" office:value="0.103330853136" calcext:value-type="float">
            <text:p>0.1033308531</text:p>
          </table:table-cell>
          <table:table-cell table:formula="of:=[.D28]/[.C28]" office:value-type="float" office:value="0.383789895953425" calcext:value-type="float">
            <text:p>0.383789896</text:p>
          </table:table-cell>
          <table:table-cell office:value-type="float" office:value="0.157426762558" calcext:value-type="float">
            <text:p>0.1574267626</text:p>
          </table:table-cell>
          <table:table-cell table:formula="of:=[.G28]/[.C28]" office:value-type="float" office:value="0.215653099394521" calcext:value-type="float">
            <text:p>0.2156530994</text:p>
          </table:table-cell>
          <table:table-cell table:number-columns-repeated="2" office:value-type="float" office:value="0.192307692308" calcext:value-type="float">
            <text:p>0.1923076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0.73" calcext:value-type="float">
            <text:p>0.73</text:p>
          </table:table-cell>
          <table:table-cell office:value-type="float" office:value="0.201609088664" calcext:value-type="float">
            <text:p>0.2016090887</text:p>
          </table:table-cell>
          <table:table-cell office:value-type="float" office:value="0.0766621098831" calcext:value-type="float">
            <text:p>0.0766621099</text:p>
          </table:table-cell>
          <table:table-cell table:formula="of:=[.D29]/[.C29]" office:value-type="float" office:value="0.276176833786301" calcext:value-type="float">
            <text:p>0.2761768338</text:p>
          </table:table-cell>
          <table:table-cell office:value-type="float" office:value="0.151231212226" calcext:value-type="float">
            <text:p>0.1512312122</text:p>
          </table:table-cell>
          <table:table-cell table:formula="of:=[.G29]/[.C29]" office:value-type="float" office:value="0.207166044145205" calcext:value-type="float">
            <text:p>0.2071660441</text:p>
          </table:table-cell>
          <table:table-cell table:number-columns-repeated="2" office:value-type="float" office:value="0.230769230769" calcext:value-type="float">
            <text:p>0.23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0.73" calcext:value-type="float">
            <text:p>0.73</text:p>
          </table:table-cell>
          <table:table-cell office:value-type="float" office:value="0.13861689336" calcext:value-type="float">
            <text:p>0.1386168934</text:p>
          </table:table-cell>
          <table:table-cell office:value-type="float" office:value="0.0509076465219" calcext:value-type="float">
            <text:p>0.0509076465</text:p>
          </table:table-cell>
          <table:table-cell table:formula="of:=[.D30]/[.C30]" office:value-type="float" office:value="0.189886155287671" calcext:value-type="float">
            <text:p>0.1898861553</text:p>
          </table:table-cell>
          <table:table-cell office:value-type="float" office:value="0.169999357927" calcext:value-type="float">
            <text:p>0.1699993579</text:p>
          </table:table-cell>
          <table:table-cell table:formula="of:=[.G30]/[.C30]" office:value-type="float" office:value="0.232875832776712" calcext:value-type="float">
            <text:p>0.2328758328</text:p>
          </table:table-cell>
          <table:table-cell table:number-columns-repeated="2" office:value-type="float" office:value="0.307692307692" calcext:value-type="float">
            <text:p>0.307692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0.73" calcext:value-type="float">
            <text:p>0.73</text:p>
          </table:table-cell>
          <table:table-cell office:value-type="float" office:value="0.358230418179" calcext:value-type="float">
            <text:p>0.3582304182</text:p>
          </table:table-cell>
          <table:table-cell office:value-type="float" office:value="0.126772360924" calcext:value-type="float">
            <text:p>0.1267723609</text:p>
          </table:table-cell>
          <table:table-cell table:formula="of:=[.D32]/[.C32]" office:value-type="float" office:value="0.490726600245205" calcext:value-type="float">
            <text:p>0.4907266002</text:p>
          </table:table-cell>
          <table:table-cell office:value-type="float" office:value="0.174347619541" calcext:value-type="float">
            <text:p>0.1743476195</text:p>
          </table:table-cell>
          <table:table-cell table:formula="of:=[.G32]/[.C32]" office:value-type="float" office:value="0.238832355535616" calcext:value-type="float">
            <text:p>0.2388323555</text:p>
          </table:table-cell>
          <table:table-cell table:number-columns-repeated="2" office:value-type="float" office:value="0.365384615385" calcext:value-type="float">
            <text:p>0.36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0.73" calcext:value-type="float">
            <text:p>0.73</text:p>
          </table:table-cell>
          <table:table-cell office:value-type="float" office:value="0.193332048543" calcext:value-type="float">
            <text:p>0.1933320485</text:p>
          </table:table-cell>
          <table:table-cell office:value-type="float" office:value="0.0723146730202" calcext:value-type="float">
            <text:p>0.072314673</text:p>
          </table:table-cell>
          <table:table-cell table:formula="of:=[.D33]/[.C33]" office:value-type="float" office:value="0.264838422661644" calcext:value-type="float">
            <text:p>0.2648384227</text:p>
          </table:table-cell>
          <table:table-cell office:value-type="float" office:value="0.169819763659" calcext:value-type="float">
            <text:p>0.1698197637</text:p>
          </table:table-cell>
          <table:table-cell table:formula="of:=[.G33]/[.C33]" office:value-type="float" office:value="0.232629813231507" calcext:value-type="float">
            <text:p>0.232629813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0.73" calcext:value-type="float">
            <text:p>0.73</text:p>
          </table:table-cell>
          <table:table-cell office:value-type="float" office:value="0.127781114909" calcext:value-type="float">
            <text:p>0.1277811149</text:p>
          </table:table-cell>
          <table:table-cell office:value-type="float" office:value="0.0521615902949" calcext:value-type="float">
            <text:p>0.0521615903</text:p>
          </table:table-cell>
          <table:table-cell table:formula="of:=[.D34]/[.C34]" office:value-type="float" office:value="0.175042623163014" calcext:value-type="float">
            <text:p>0.1750426232</text:p>
          </table:table-cell>
          <table:table-cell office:value-type="float" office:value="0.165647707024" calcext:value-type="float">
            <text:p>0.165647707</text:p>
          </table:table-cell>
          <table:table-cell table:formula="of:=[.G34]/[.C34]" office:value-type="float" office:value="0.226914667156164" calcext:value-type="float">
            <text:p>0.2269146672</text:p>
          </table:table-cell>
          <table:table-cell table:number-columns-repeated="2" office:value-type="float" office:value="0.211538461538" calcext:value-type="float">
            <text:p>0.21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0.73" calcext:value-type="float">
            <text:p>0.73</text:p>
          </table:table-cell>
          <table:table-cell office:value-type="float" office:value="0.0892344517626" calcext:value-type="float">
            <text:p>0.0892344518</text:p>
          </table:table-cell>
          <table:table-cell office:value-type="float" office:value="0.0355550693163" calcext:value-type="float">
            <text:p>0.0355550693</text:p>
          </table:table-cell>
          <table:table-cell table:formula="of:=[.D35]/[.C35]" office:value-type="float" office:value="0.12223897501726" calcext:value-type="float">
            <text:p>0.122238975</text:p>
          </table:table-cell>
          <table:table-cell office:value-type="float" office:value="0.147538069077" calcext:value-type="float">
            <text:p>0.1475380691</text:p>
          </table:table-cell>
          <table:table-cell table:formula="of:=[.G35]/[.C35]" office:value-type="float" office:value="0.202106943941096" calcext:value-type="float">
            <text:p>0.2021069439</text:p>
          </table:table-cell>
          <table:table-cell table:number-columns-repeated="2" office:value-type="float" office:value="0.115384615385" calcext:value-type="float">
            <text:p>0.11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0.73" calcext:value-type="float">
            <text:p>0.73</text:p>
          </table:table-cell>
          <table:table-cell office:value-type="float" office:value="0.0605152881886" calcext:value-type="float">
            <text:p>0.0605152882</text:p>
          </table:table-cell>
          <table:table-cell office:value-type="float" office:value="0.0227076931218" calcext:value-type="float">
            <text:p>0.0227076931</text:p>
          </table:table-cell>
          <table:table-cell table:formula="of:=[.D36]/[.C36]" office:value-type="float" office:value="0.0828976550528767" calcext:value-type="float">
            <text:p>0.0828976551</text:p>
          </table:table-cell>
          <table:table-cell office:value-type="float" office:value="0.145701072468" calcext:value-type="float">
            <text:p>0.1457010725</text:p>
          </table:table-cell>
          <table:table-cell table:formula="of:=[.G36]/[.C36]" office:value-type="float" office:value="0.199590510230137" calcext:value-type="float">
            <text:p>0.1995905102</text:p>
          </table:table-cell>
          <table:table-cell table:number-columns-repeated="2" office:value-type="float" office:value="0.115384615385" calcext:value-type="float">
            <text:p>0.11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8]/[.C38]" office:value-type="float" office:value="0" calcext:value-type="float">
            <text:p>0</text:p>
          </table:table-cell>
          <table:table-cell office:value-type="float" office:value="0.157915727944" calcext:value-type="float">
            <text:p>0.1579157279</text:p>
          </table:table-cell>
          <table:table-cell table:formula="of:=[.G38]/[.C38]" office:value-type="float" office:value="0.10816145749589" calcext:value-type="float">
            <text:p>0.1081614575</text:p>
          </table:table-cell>
          <table:table-cell table:number-columns-repeated="2" office:value-type="float" office:value="0.326923076923" calcext:value-type="float">
            <text:p>0.326923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9]/[.C39]" office:value-type="float" office:value="0" calcext:value-type="float">
            <text:p>0</text:p>
          </table:table-cell>
          <table:table-cell office:value-type="float" office:value="0.16126626097" calcext:value-type="float">
            <text:p>0.161266261</text:p>
          </table:table-cell>
          <table:table-cell table:formula="of:=[.G39]/[.C39]" office:value-type="float" office:value="0.110456343130137" calcext:value-type="float">
            <text:p>0.1104563431</text:p>
          </table:table-cell>
          <table:table-cell table:number-columns-repeated="2" office:value-type="float" office:value="0.365384615385" calcext:value-type="float">
            <text:p>0.36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0]/[.C40]" office:value-type="float" office:value="0" calcext:value-type="float">
            <text:p>0</text:p>
          </table:table-cell>
          <table:table-cell office:value-type="float" office:value="0.17041297156" calcext:value-type="float">
            <text:p>0.1704129716</text:p>
          </table:table-cell>
          <table:table-cell table:formula="of:=[.G40]/[.C40]" office:value-type="float" office:value="0.11672121339726" calcext:value-type="float">
            <text:p>0.1167212134</text:p>
          </table:table-cell>
          <table:table-cell table:number-columns-repeated="2" office:value-type="float" office:value="0.288461538462" calcext:value-type="float">
            <text:p>0.2884615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1]/[.C41]" office:value-type="float" office:value="0" calcext:value-type="float">
            <text:p>0</text:p>
          </table:table-cell>
          <table:table-cell office:value-type="float" office:value="0.158467697057" calcext:value-type="float">
            <text:p>0.1584676971</text:p>
          </table:table-cell>
          <table:table-cell table:formula="of:=[.G41]/[.C41]" office:value-type="float" office:value="0.108539518532192" calcext:value-type="float">
            <text:p>0.108539518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2]/[.C42]" office:value-type="float" office:value="0" calcext:value-type="float">
            <text:p>0</text:p>
          </table:table-cell>
          <table:table-cell office:value-type="float" office:value="0.156329496959" calcext:value-type="float">
            <text:p>0.156329497</text:p>
          </table:table-cell>
          <table:table-cell table:formula="of:=[.G42]/[.C42]" office:value-type="float" office:value="0.107074997917123" calcext:value-type="float">
            <text:p>0.1070749979</text:p>
          </table:table-cell>
          <table:table-cell table:number-columns-repeated="2" office:value-type="float" office:value="0.211538461538" calcext:value-type="float">
            <text:p>0.21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.46" calcext:value-type="float">
            <text:p>1.46</text:p>
          </table:table-cell>
          <table:table-cell office:value-type="float" office:value="5.00727275085" calcext:value-type="float">
            <text:p>5.0072727509</text:p>
          </table:table-cell>
          <table:table-cell office:value-type="float" office:value="1.59748808704" calcext:value-type="float">
            <text:p>1.597488087</text:p>
          </table:table-cell>
          <table:table-cell table:formula="of:=[.D44]/[.C44]" office:value-type="float" office:value="3.42963887044521" calcext:value-type="float">
            <text:p>3.4296388704</text:p>
          </table:table-cell>
          <table:table-cell office:value-type="float" office:value="0.207496463457" calcext:value-type="float">
            <text:p>0.2074964635</text:p>
          </table:table-cell>
          <table:table-cell table:formula="of:=[.G44]/[.C44]" office:value-type="float" office:value="0.142120865381507" calcext:value-type="float">
            <text:p>0.1421208654</text:p>
          </table:table-cell>
          <table:table-cell table:number-columns-repeated="2" office:value-type="float" office:value="0.846153846154" calcext:value-type="float">
            <text:p>0.846153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.46" calcext:value-type="float">
            <text:p>1.46</text:p>
          </table:table-cell>
          <table:table-cell office:value-type="float" office:value="5.41822046966" calcext:value-type="float">
            <text:p>5.4182204697</text:p>
          </table:table-cell>
          <table:table-cell office:value-type="float" office:value="1.40252728774" calcext:value-type="float">
            <text:p>1.4025272877</text:p>
          </table:table-cell>
          <table:table-cell table:formula="of:=[.D45]/[.C45]" office:value-type="float" office:value="3.71110991072603" calcext:value-type="float">
            <text:p>3.7111099107</text:p>
          </table:table-cell>
          <table:table-cell office:value-type="float" office:value="0.221203627327" calcext:value-type="float">
            <text:p>0.2212036273</text:p>
          </table:table-cell>
          <table:table-cell table:formula="of:=[.G45]/[.C45]" office:value-type="float" office:value="0.151509333785616" calcext:value-type="float">
            <text:p>0.1515093338</text:p>
          </table:table-cell>
          <table:table-cell table:number-columns-repeated="2" office:value-type="float" office:value="0.980769230769" calcext:value-type="float">
            <text:p>0.98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.46" calcext:value-type="float">
            <text:p>1.46</text:p>
          </table:table-cell>
          <table:table-cell office:value-type="float" office:value="5.32443327642" calcext:value-type="float">
            <text:p>5.3244332764</text:p>
          </table:table-cell>
          <table:table-cell office:value-type="float" office:value="1.11467422118" calcext:value-type="float">
            <text:p>1.1146742212</text:p>
          </table:table-cell>
          <table:table-cell table:formula="of:=[.D46]/[.C46]" office:value-type="float" office:value="3.64687210713699" calcext:value-type="float">
            <text:p>3.6468721071</text:p>
          </table:table-cell>
          <table:table-cell office:value-type="float" office:value="0.17662904528" calcext:value-type="float">
            <text:p>0.1766290453</text:p>
          </table:table-cell>
          <table:table-cell table:formula="of:=[.G46]/[.C46]" office:value-type="float" office:value="0.120978798136986" calcext:value-type="float">
            <text:p>0.1209787981</text:p>
          </table:table-cell>
          <table:table-cell table:number-columns-repeated="2" office:value-type="float" office:value="0.730769230769" calcext:value-type="float">
            <text:p>0.730769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.46" calcext:value-type="float">
            <text:p>1.46</text:p>
          </table:table-cell>
          <table:table-cell office:value-type="float" office:value="4.87568763552" calcext:value-type="float">
            <text:p>4.8756876355</text:p>
          </table:table-cell>
          <table:table-cell office:value-type="float" office:value="1.16980983292" calcext:value-type="float">
            <text:p>1.1698098329</text:p>
          </table:table-cell>
          <table:table-cell table:formula="of:=[.D47]/[.C47]" office:value-type="float" office:value="3.33951207912329" calcext:value-type="float">
            <text:p>3.3395120791</text:p>
          </table:table-cell>
          <table:table-cell office:value-type="float" office:value="0.240911550518" calcext:value-type="float">
            <text:p>0.2409115505</text:p>
          </table:table-cell>
          <table:table-cell table:formula="of:=[.G47]/[.C47]" office:value-type="float" office:value="0.165007911313699" calcext:value-type="float">
            <text:p>0.1650079113</text:p>
          </table:table-cell>
          <table:table-cell table:number-columns-repeated="2" office:value-type="float" office:value="1.01923076923" calcext:value-type="float">
            <text:p>1.01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.46" calcext:value-type="float">
            <text:p>1.46</text:p>
          </table:table-cell>
          <table:table-cell office:value-type="float" office:value="4.17388343911" calcext:value-type="float">
            <text:p>4.1738834391</text:p>
          </table:table-cell>
          <table:table-cell office:value-type="float" office:value="1.13881306158" calcext:value-type="float">
            <text:p>1.1388130616</text:p>
          </table:table-cell>
          <table:table-cell table:formula="of:=[.D48]/[.C48]" office:value-type="float" office:value="2.85882427336301" calcext:value-type="float">
            <text:p>2.8588242734</text:p>
          </table:table-cell>
          <table:table-cell office:value-type="float" office:value="0.256934378426" calcext:value-type="float">
            <text:p>0.2569343784</text:p>
          </table:table-cell>
          <table:table-cell table:formula="of:=[.G48]/[.C48]" office:value-type="float" office:value="0.175982450976712" calcext:value-type="float">
            <text:p>0.175982451</text:p>
          </table:table-cell>
          <table:table-cell office:value-type="float" office:value="1.34615384615" calcext:value-type="float">
            <text:p>1.3461538462</text:p>
          </table:table-cell>
          <table:table-cell office:value-type="float" office:value="1.17307692308" calcext:value-type="float">
            <text:p>1.1730769231</text:p>
          </table:table-cell>
          <table:table-cell office:value-type="float" office:value="5.76923076923" calcext:value-type="float">
            <text:p>5.769230769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.46" calcext:value-type="float">
            <text:p>1.46</text:p>
          </table:table-cell>
          <table:table-cell office:value-type="float" office:value="5.12591887639" calcext:value-type="float">
            <text:p>5.1259188764</text:p>
          </table:table-cell>
          <table:table-cell office:value-type="float" office:value="1.08192944353" calcext:value-type="float">
            <text:p>1.0819294435</text:p>
          </table:table-cell>
          <table:table-cell table:formula="of:=[.D50]/[.C50]" office:value-type="float" office:value="3.51090333999315" calcext:value-type="float">
            <text:p>3.51090334</text:p>
          </table:table-cell>
          <table:table-cell office:value-type="float" office:value="0.237704215434" calcext:value-type="float">
            <text:p>0.2377042154</text:p>
          </table:table-cell>
          <table:table-cell table:formula="of:=[.G50]/[.C50]" office:value-type="float" office:value="0.162811106461644" calcext:value-type="float">
            <text:p>0.1628111065</text:p>
          </table:table-cell>
          <table:table-cell office:value-type="float" office:value="1.17307692308" calcext:value-type="float">
            <text:p>1.1730769231</text:p>
          </table:table-cell>
          <table:table-cell office:value-type="float" office:value="1.15384615385" calcext:value-type="float">
            <text:p>1.1538461539</text:p>
          </table:table-cell>
          <table:table-cell office:value-type="float" office:value="1.92307692308" calcext:value-type="float">
            <text:p>1.92307692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.46" calcext:value-type="float">
            <text:p>1.46</text:p>
          </table:table-cell>
          <table:table-cell office:value-type="float" office:value="3.88915365443" calcext:value-type="float">
            <text:p>3.8891536544</text:p>
          </table:table-cell>
          <table:table-cell office:value-type="float" office:value="1.07654599837" calcext:value-type="float">
            <text:p>1.0765459984</text:p>
          </table:table-cell>
          <table:table-cell table:formula="of:=[.D51]/[.C51]" office:value-type="float" office:value="2.66380387289726" calcext:value-type="float">
            <text:p>2.6638038729</text:p>
          </table:table-cell>
          <table:table-cell office:value-type="float" office:value="0.332719687754" calcext:value-type="float">
            <text:p>0.3327196878</text:p>
          </table:table-cell>
          <table:table-cell table:formula="of:=[.G51]/[.C51]" office:value-type="float" office:value="0.227890197091781" calcext:value-type="float">
            <text:p>0.2278901971</text:p>
          </table:table-cell>
          <table:table-cell office:value-type="float" office:value="1.78846153846" calcext:value-type="float">
            <text:p>1.7884615385</text:p>
          </table:table-cell>
          <table:table-cell office:value-type="float" office:value="1.44230769231" calcext:value-type="float">
            <text:p>1.4423076923</text:p>
          </table:table-cell>
          <table:table-cell office:value-type="float" office:value="9.61538461538" calcext:value-type="float">
            <text:p>9.61538461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.46" calcext:value-type="float">
            <text:p>1.46</text:p>
          </table:table-cell>
          <table:table-cell office:value-type="float" office:value="2.9426083323" calcext:value-type="float">
            <text:p>2.9426083323</text:p>
          </table:table-cell>
          <table:table-cell office:value-type="float" office:value="0.891172058442" calcext:value-type="float">
            <text:p>0.8911720584</text:p>
          </table:table-cell>
          <table:table-cell table:formula="of:=[.D52]/[.C52]" office:value-type="float" office:value="2.01548515910959" calcext:value-type="float">
            <text:p>2.0154851591</text:p>
          </table:table-cell>
          <table:table-cell office:value-type="float" office:value="0.341460578107" calcext:value-type="float">
            <text:p>0.3414605781</text:p>
          </table:table-cell>
          <table:table-cell table:formula="of:=[.G52]/[.C52]" office:value-type="float" office:value="0.233877108292466" calcext:value-type="float">
            <text:p>0.2338771083</text:p>
          </table:table-cell>
          <table:table-cell office:value-type="float" office:value="2.5" calcext:value-type="float">
            <text:p>2.5</text:p>
          </table:table-cell>
          <table:table-cell office:value-type="float" office:value="1.80769230769" calcext:value-type="float">
            <text:p>1.8076923077</text:p>
          </table:table-cell>
          <table:table-cell office:value-type="float" office:value="13.4615384615" calcext:value-type="float">
            <text:p>13.46153846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.46" calcext:value-type="float">
            <text:p>1.46</text:p>
          </table:table-cell>
          <table:table-cell office:value-type="float" office:value="2.41874362693" calcext:value-type="float">
            <text:p>2.4187436269</text:p>
          </table:table-cell>
          <table:table-cell office:value-type="float" office:value="0.853252526267" calcext:value-type="float">
            <text:p>0.8532525263</text:p>
          </table:table-cell>
          <table:table-cell table:formula="of:=[.D53]/[.C53]" office:value-type="float" office:value="1.65667371707534" calcext:value-type="float">
            <text:p>1.6566737171</text:p>
          </table:table-cell>
          <table:table-cell office:value-type="float" office:value="0.43480733924" calcext:value-type="float">
            <text:p>0.4348073392</text:p>
          </table:table-cell>
          <table:table-cell table:formula="of:=[.G53]/[.C53]" office:value-type="float" office:value="0.297813246054795" calcext:value-type="float">
            <text:p>0.2978132461</text:p>
          </table:table-cell>
          <table:table-cell office:value-type="float" office:value="2.98076923077" calcext:value-type="float">
            <text:p>2.9807692308</text:p>
          </table:table-cell>
          <table:table-cell office:value-type="float" office:value="2.28846153846" calcext:value-type="float">
            <text:p>2.2884615385</text:p>
          </table:table-cell>
          <table:table-cell office:value-type="float" office:value="17.3076923077" calcext:value-type="float">
            <text:p>17.30769230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.46" calcext:value-type="float">
            <text:p>1.46</text:p>
          </table:table-cell>
          <table:table-cell office:value-type="float" office:value="1.76690302027" calcext:value-type="float">
            <text:p>1.7669030203</text:p>
          </table:table-cell>
          <table:table-cell office:value-type="float" office:value="0.658968966909" calcext:value-type="float">
            <text:p>0.6589689669</text:p>
          </table:table-cell>
          <table:table-cell table:formula="of:=[.D54]/[.C54]" office:value-type="float" office:value="1.21020754813014" calcext:value-type="float">
            <text:p>1.2102075481</text:p>
          </table:table-cell>
          <table:table-cell office:value-type="float" office:value="0.327855196053" calcext:value-type="float">
            <text:p>0.3278551961</text:p>
          </table:table-cell>
          <table:table-cell table:formula="of:=[.G54]/[.C54]" office:value-type="float" office:value="0.224558353460959" calcext:value-type="float">
            <text:p>0.2245583535</text:p>
          </table:table-cell>
          <table:table-cell office:value-type="float" office:value="2.61538461538" calcext:value-type="float">
            <text:p>2.6153846154</text:p>
          </table:table-cell>
          <table:table-cell office:value-type="float" office:value="2.07692307692" calcext:value-type="float">
            <text:p>2.0769230769</text:p>
          </table:table-cell>
          <table:table-cell office:value-type="float" office:value="13.4615384615" calcext:value-type="float">
            <text:p>13.46153846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.46" calcext:value-type="float">
            <text:p>1.46</text:p>
          </table:table-cell>
          <table:table-cell office:value-type="float" office:value="3.70016605005" calcext:value-type="float">
            <text:p>3.7001660501</text:p>
          </table:table-cell>
          <table:table-cell office:value-type="float" office:value="1.06885766684" calcext:value-type="float">
            <text:p>1.0688576668</text:p>
          </table:table-cell>
          <table:table-cell table:formula="of:=[.D56]/[.C56]" office:value-type="float" office:value="2.53436030825342" calcext:value-type="float">
            <text:p>2.5343603083</text:p>
          </table:table-cell>
          <table:table-cell office:value-type="float" office:value="0.305938972411" calcext:value-type="float">
            <text:p>0.3059389724</text:p>
          </table:table-cell>
          <table:table-cell table:formula="of:=[.G56]/[.C56]" office:value-type="float" office:value="0.209547241377397" calcext:value-type="float">
            <text:p>0.2095472414</text:p>
          </table:table-cell>
          <table:table-cell office:value-type="float" office:value="1.80769230769" calcext:value-type="float">
            <text:p>1.8076923077</text:p>
          </table:table-cell>
          <table:table-cell office:value-type="float" office:value="1.63461538462" calcext:value-type="float">
            <text:p>1.6346153846</text:p>
          </table:table-cell>
          <table:table-cell office:value-type="float" office:value="5.76923076923" calcext:value-type="float">
            <text:p>5.76923076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.46" calcext:value-type="float">
            <text:p>1.46</text:p>
          </table:table-cell>
          <table:table-cell office:value-type="float" office:value="2.489028888" calcext:value-type="float">
            <text:p>2.489028888</text:p>
          </table:table-cell>
          <table:table-cell office:value-type="float" office:value="0.847212287669" calcext:value-type="float">
            <text:p>0.8472122877</text:p>
          </table:table-cell>
          <table:table-cell table:formula="of:=[.D57]/[.C57]" office:value-type="float" office:value="1.70481430684932" calcext:value-type="float">
            <text:p>1.7048143068</text:p>
          </table:table-cell>
          <table:table-cell office:value-type="float" office:value="0.300124593443" calcext:value-type="float">
            <text:p>0.3001245934</text:p>
          </table:table-cell>
          <table:table-cell table:formula="of:=[.G57]/[.C57]" office:value-type="float" office:value="0.205564790029452" calcext:value-type="float">
            <text:p>0.20556479</text:p>
          </table:table-cell>
          <table:table-cell office:value-type="float" office:value="2.34615384615" calcext:value-type="float">
            <text:p>2.3461538462</text:p>
          </table:table-cell>
          <table:table-cell office:value-type="float" office:value="2.11538461538" calcext:value-type="float">
            <text:p>2.1153846154</text:p>
          </table:table-cell>
          <table:table-cell office:value-type="float" office:value="9.61538461538" calcext:value-type="float">
            <text:p>9.61538461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.46" calcext:value-type="float">
            <text:p>1.46</text:p>
          </table:table-cell>
          <table:table-cell office:value-type="float" office:value="1.78454237446" calcext:value-type="float">
            <text:p>1.7845423745</text:p>
          </table:table-cell>
          <table:table-cell office:value-type="float" office:value="0.662500986381" calcext:value-type="float">
            <text:p>0.6625009864</text:p>
          </table:table-cell>
          <table:table-cell table:formula="of:=[.D58]/[.C58]" office:value-type="float" office:value="1.22228929757534" calcext:value-type="float">
            <text:p>1.2222892976</text:p>
          </table:table-cell>
          <table:table-cell office:value-type="float" office:value="0.354123403218" calcext:value-type="float">
            <text:p>0.3541234032</text:p>
          </table:table-cell>
          <table:table-cell table:formula="of:=[.G58]/[.C58]" office:value-type="float" office:value="0.242550276176712" calcext:value-type="float">
            <text:p>0.2425502762</text:p>
          </table:table-cell>
          <table:table-cell office:value-type="float" office:value="2.48076923077" calcext:value-type="float">
            <text:p>2.4807692308</text:p>
          </table:table-cell>
          <table:table-cell office:value-type="float" office:value="1.92307692308" calcext:value-type="float">
            <text:p>1.9230769231</text:p>
          </table:table-cell>
          <table:table-cell office:value-type="float" office:value="11.5384615385" calcext:value-type="float">
            <text:p>11.53846153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.46" calcext:value-type="float">
            <text:p>1.46</text:p>
          </table:table-cell>
          <table:table-cell office:value-type="float" office:value="1.29568140877" calcext:value-type="float">
            <text:p>1.2956814088</text:p>
          </table:table-cell>
          <table:table-cell office:value-type="float" office:value="0.445443594269" calcext:value-type="float">
            <text:p>0.4454435943</text:p>
          </table:table-cell>
          <table:table-cell table:formula="of:=[.D59]/[.C59]" office:value-type="float" office:value="0.887453019705479" calcext:value-type="float">
            <text:p>0.8874530197</text:p>
          </table:table-cell>
          <table:table-cell office:value-type="float" office:value="0.327902827631" calcext:value-type="float">
            <text:p>0.3279028276</text:p>
          </table:table-cell>
          <table:table-cell table:formula="of:=[.G59]/[.C59]" office:value-type="float" office:value="0.224590977829452" calcext:value-type="float">
            <text:p>0.2245909778</text:p>
          </table:table-cell>
          <table:table-cell office:value-type="float" office:value="1.92307692308" calcext:value-type="float">
            <text:p>1.9230769231</text:p>
          </table:table-cell>
          <table:table-cell office:value-type="float" office:value="1.48076923077" calcext:value-type="float">
            <text:p>1.4807692308</text:p>
          </table:table-cell>
          <table:table-cell office:value-type="float" office:value="7.69230769231" calcext:value-type="float">
            <text:p>7.69230769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.46" calcext:value-type="float">
            <text:p>1.46</text:p>
          </table:table-cell>
          <table:table-cell office:value-type="float" office:value="0.89955216221" calcext:value-type="float">
            <text:p>0.8995521622</text:p>
          </table:table-cell>
          <table:table-cell office:value-type="float" office:value="0.309721626186" calcext:value-type="float">
            <text:p>0.3097216262</text:p>
          </table:table-cell>
          <table:table-cell table:formula="of:=[.D60]/[.C60]" office:value-type="float" office:value="0.616131617952055" calcext:value-type="float">
            <text:p>0.616131618</text:p>
          </table:table-cell>
          <table:table-cell office:value-type="float" office:value="0.274426813582" calcext:value-type="float">
            <text:p>0.2744268136</text:p>
          </table:table-cell>
          <table:table-cell table:formula="of:=[.G60]/[.C60]" office:value-type="float" office:value="0.187963570946575" calcext:value-type="float">
            <text:p>0.1879635709</text:p>
          </table:table-cell>
          <table:table-cell office:value-type="float" office:value="1.26923076923" calcext:value-type="float">
            <text:p>1.2692307692</text:p>
          </table:table-cell>
          <table:table-cell office:value-type="float" office:value="1.21153846154" calcext:value-type="float">
            <text:p>1.2115384615</text:p>
          </table:table-cell>
          <table:table-cell office:value-type="float" office:value="3.84615384615" calcext:value-type="float">
            <text:p>3.846153846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.46" calcext:value-type="float">
            <text:p>1.46</text:p>
          </table:table-cell>
          <table:table-cell office:value-type="float" office:value="2.77206907212" calcext:value-type="float">
            <text:p>2.7720690721</text:p>
          </table:table-cell>
          <table:table-cell office:value-type="float" office:value="0.937387231857" calcext:value-type="float">
            <text:p>0.9373872319</text:p>
          </table:table-cell>
          <table:table-cell table:formula="of:=[.D62]/[.C62]" office:value-type="float" office:value="1.89867744665753" calcext:value-type="float">
            <text:p>1.8986774467</text:p>
          </table:table-cell>
          <table:table-cell office:value-type="float" office:value="0.477866135685" calcext:value-type="float">
            <text:p>0.4778661357</text:p>
          </table:table-cell>
          <table:table-cell table:formula="of:=[.G62]/[.C62]" office:value-type="float" office:value="0.327305572386986" calcext:value-type="float">
            <text:p>0.3273055724</text:p>
          </table:table-cell>
          <table:table-cell office:value-type="float" office:value="2.98076923077" calcext:value-type="float">
            <text:p>2.9807692308</text:p>
          </table:table-cell>
          <table:table-cell office:value-type="float" office:value="2.26923076923" calcext:value-type="float">
            <text:p>2.2692307692</text:p>
          </table:table-cell>
          <table:table-cell office:value-type="float" office:value="13.4615384615" calcext:value-type="float">
            <text:p>13.46153846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1.46" calcext:value-type="float">
            <text:p>1.46</text:p>
          </table:table-cell>
          <table:table-cell office:value-type="float" office:value="1.64437466755" calcext:value-type="float">
            <text:p>1.6443746676</text:p>
          </table:table-cell>
          <table:table-cell office:value-type="float" office:value="0.573301582538" calcext:value-type="float">
            <text:p>0.5733015825</text:p>
          </table:table-cell>
          <table:table-cell table:formula="of:=[.D63]/[.C63]" office:value-type="float" office:value="1.12628401886986" calcext:value-type="float">
            <text:p>1.1262840189</text:p>
          </table:table-cell>
          <table:table-cell office:value-type="float" office:value="0.337940634859" calcext:value-type="float">
            <text:p>0.3379406349</text:p>
          </table:table-cell>
          <table:table-cell table:formula="of:=[.G63]/[.C63]" office:value-type="float" office:value="0.231466188259589" calcext:value-type="float">
            <text:p>0.2314661883</text:p>
          </table:table-cell>
          <table:table-cell office:value-type="float" office:value="2.21153846154" calcext:value-type="float">
            <text:p>2.2115384615</text:p>
          </table:table-cell>
          <table:table-cell office:value-type="float" office:value="1.78846153846" calcext:value-type="float">
            <text:p>1.7884615385</text:p>
          </table:table-cell>
          <table:table-cell office:value-type="float" office:value="9.61538461538" calcext:value-type="float">
            <text:p>9.61538461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1.46" calcext:value-type="float">
            <text:p>1.46</text:p>
          </table:table-cell>
          <table:table-cell office:value-type="float" office:value="1.11763497424" calcext:value-type="float">
            <text:p>1.1176349742</text:p>
          </table:table-cell>
          <table:table-cell office:value-type="float" office:value="0.383745831115" calcext:value-type="float">
            <text:p>0.3837458311</text:p>
          </table:table-cell>
          <table:table-cell table:formula="of:=[.D64]/[.C64]" office:value-type="float" office:value="0.765503407013699" calcext:value-type="float">
            <text:p>0.765503407</text:p>
          </table:table-cell>
          <table:table-cell office:value-type="float" office:value="0.33753626625" calcext:value-type="float">
            <text:p>0.3375362663</text:p>
          </table:table-cell>
          <table:table-cell table:formula="of:=[.G64]/[.C64]" office:value-type="float" office:value="0.231189223458904" calcext:value-type="float">
            <text:p>0.2311892235</text:p>
          </table:table-cell>
          <table:table-cell office:value-type="float" office:value="2.07692307692" calcext:value-type="float">
            <text:p>2.0769230769</text:p>
          </table:table-cell>
          <table:table-cell office:value-type="float" office:value="1.76923076923" calcext:value-type="float">
            <text:p>1.7692307692</text:p>
          </table:table-cell>
          <table:table-cell office:value-type="float" office:value="9.61538461538" calcext:value-type="float">
            <text:p>9.61538461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.46" calcext:value-type="float">
            <text:p>1.46</text:p>
          </table:table-cell>
          <table:table-cell office:value-type="float" office:value="0.760055598634" calcext:value-type="float">
            <text:p>0.7600555986</text:p>
          </table:table-cell>
          <table:table-cell office:value-type="float" office:value="0.262781533226" calcext:value-type="float">
            <text:p>0.2627815332</text:p>
          </table:table-cell>
          <table:table-cell table:formula="of:=[.D65]/[.C65]" office:value-type="float" office:value="0.520586026461644" calcext:value-type="float">
            <text:p>0.5205860265</text:p>
          </table:table-cell>
          <table:table-cell office:value-type="float" office:value="0.185816015481" calcext:value-type="float">
            <text:p>0.1858160155</text:p>
          </table:table-cell>
          <table:table-cell table:formula="of:=[.G65]/[.C65]" office:value-type="float" office:value="0.127271243480137" calcext:value-type="float">
            <text:p>0.1272712435</text:p>
          </table:table-cell>
          <table:table-cell table:number-columns-repeated="2" office:value-type="float" office:value="0.711538461538" calcext:value-type="float">
            <text:p>0.71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.46" calcext:value-type="float">
            <text:p>1.46</text:p>
          </table:table-cell>
          <table:table-cell office:value-type="float" office:value="0.536815924828" calcext:value-type="float">
            <text:p>0.5368159248</text:p>
          </table:table-cell>
          <table:table-cell office:value-type="float" office:value="0.183358598394" calcext:value-type="float">
            <text:p>0.1833585984</text:p>
          </table:table-cell>
          <table:table-cell table:formula="of:=[.D66]/[.C66]" office:value-type="float" office:value="0.367682140293151" calcext:value-type="float">
            <text:p>0.3676821403</text:p>
          </table:table-cell>
          <table:table-cell office:value-type="float" office:value="0.197244755793" calcext:value-type="float">
            <text:p>0.1972447558</text:p>
          </table:table-cell>
          <table:table-cell table:formula="of:=[.G66]/[.C66]" office:value-type="float" office:value="0.135099147803425" calcext:value-type="float">
            <text:p>0.1350991478</text:p>
          </table:table-cell>
          <table:table-cell table:number-columns-repeated="2" office:value-type="float" office:value="0.769230769231" calcext:value-type="float">
            <text:p>0.76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1.46" calcext:value-type="float">
            <text:p>1.46</text:p>
          </table:table-cell>
          <table:table-cell office:value-type="float" office:value="1.33940826313" calcext:value-type="float">
            <text:p>1.3394082631</text:p>
          </table:table-cell>
          <table:table-cell office:value-type="float" office:value="0.543604515855" calcext:value-type="float">
            <text:p>0.5436045159</text:p>
          </table:table-cell>
          <table:table-cell table:formula="of:=[.D68]/[.C68]" office:value-type="float" office:value="0.917402919952055" calcext:value-type="float">
            <text:p>0.91740292</text:p>
          </table:table-cell>
          <table:table-cell office:value-type="float" office:value="0.281217873016" calcext:value-type="float">
            <text:p>0.281217873</text:p>
          </table:table-cell>
          <table:table-cell table:formula="of:=[.G68]/[.C68]" office:value-type="float" office:value="0.192614981517808" calcext:value-type="float">
            <text:p>0.1926149815</text:p>
          </table:table-cell>
          <table:table-cell office:value-type="float" office:value="1.90384615385" calcext:value-type="float">
            <text:p>1.9038461539</text:p>
          </table:table-cell>
          <table:table-cell office:value-type="float" office:value="1.75" calcext:value-type="float">
            <text:p>1.75</text:p>
          </table:table-cell>
          <table:table-cell office:value-type="float" office:value="5.76923076923" calcext:value-type="float">
            <text:p>5.76923076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1.46" calcext:value-type="float">
            <text:p>1.46</text:p>
          </table:table-cell>
          <table:table-cell office:value-type="float" office:value="0.836178477651" calcext:value-type="float">
            <text:p>0.8361784777</text:p>
          </table:table-cell>
          <table:table-cell office:value-type="float" office:value="0.319141981284" calcext:value-type="float">
            <text:p>0.3191419813</text:p>
          </table:table-cell>
          <table:table-cell table:formula="of:=[.D69]/[.C69]" office:value-type="float" office:value="0.572724984692466" calcext:value-type="float">
            <text:p>0.5727249847</text:p>
          </table:table-cell>
          <table:table-cell office:value-type="float" office:value="0.296639516052" calcext:value-type="float">
            <text:p>0.2966395161</text:p>
          </table:table-cell>
          <table:table-cell table:formula="of:=[.G69]/[.C69]" office:value-type="float" office:value="0.203177750720548" calcext:value-type="float">
            <text:p>0.2031777507</text:p>
          </table:table-cell>
          <table:table-cell office:value-type="float" office:value="1.40384615385" calcext:value-type="float">
            <text:p>1.4038461539</text:p>
          </table:table-cell>
          <table:table-cell office:value-type="float" office:value="1.11538461538" calcext:value-type="float">
            <text:p>1.1153846154</text:p>
          </table:table-cell>
          <table:table-cell office:value-type="float" office:value="3.84615384615" calcext:value-type="float">
            <text:p>3.84615384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1.46" calcext:value-type="float">
            <text:p>1.46</text:p>
          </table:table-cell>
          <table:table-cell office:value-type="float" office:value="0.528535909282" calcext:value-type="float">
            <text:p>0.5285359093</text:p>
          </table:table-cell>
          <table:table-cell office:value-type="float" office:value="0.18871689959" calcext:value-type="float">
            <text:p>0.1887168996</text:p>
          </table:table-cell>
          <table:table-cell table:formula="of:=[.D70]/[.C70]" office:value-type="float" office:value="0.362010896768493" calcext:value-type="float">
            <text:p>0.3620108968</text:p>
          </table:table-cell>
          <table:table-cell office:value-type="float" office:value="0.169520640557" calcext:value-type="float">
            <text:p>0.1695206406</text:p>
          </table:table-cell>
          <table:table-cell table:formula="of:=[.G70]/[.C70]" office:value-type="float" office:value="0.116110027778767" calcext:value-type="float">
            <text:p>0.116110027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.46" calcext:value-type="float">
            <text:p>1.46</text:p>
          </table:table-cell>
          <table:table-cell office:value-type="float" office:value="0.354603560816" calcext:value-type="float">
            <text:p>0.3546035608</text:p>
          </table:table-cell>
          <table:table-cell office:value-type="float" office:value="0.126879884526" calcext:value-type="float">
            <text:p>0.1268798845</text:p>
          </table:table-cell>
          <table:table-cell table:formula="of:=[.D71]/[.C71]" office:value-type="float" office:value="0.242879151243836" calcext:value-type="float">
            <text:p>0.2428791512</text:p>
          </table:table-cell>
          <table:table-cell office:value-type="float" office:value="0.183492917224" calcext:value-type="float">
            <text:p>0.1834929172</text:p>
          </table:table-cell>
          <table:table-cell table:formula="of:=[.G71]/[.C71]" office:value-type="float" office:value="0.125680080290411" calcext:value-type="float">
            <text:p>0.1256800803</text:p>
          </table:table-cell>
          <table:table-cell table:number-columns-repeated="2" office:value-type="float" office:value="0.519230769231" calcext:value-type="float">
            <text:p>0.519230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.46" calcext:value-type="float">
            <text:p>1.46</text:p>
          </table:table-cell>
          <table:table-cell office:value-type="float" office:value="0.250606242212" calcext:value-type="float">
            <text:p>0.2506062422</text:p>
          </table:table-cell>
          <table:table-cell office:value-type="float" office:value="0.0946930396327" calcext:value-type="float">
            <text:p>0.0946930396</text:p>
          </table:table-cell>
          <table:table-cell table:formula="of:=[.D72]/[.C72]" office:value-type="float" office:value="0.17164811110411" calcext:value-type="float">
            <text:p>0.1716481111</text:p>
          </table:table-cell>
          <table:table-cell office:value-type="float" office:value="0.171982224093" calcext:value-type="float">
            <text:p>0.1719822241</text:p>
          </table:table-cell>
          <table:table-cell table:formula="of:=[.G72]/[.C72]" office:value-type="float" office:value="0.117796043899315" calcext:value-type="float">
            <text:p>0.1177960439</text:p>
          </table:table-cell>
          <table:table-cell table:number-columns-repeated="2" office:value-type="float" office:value="0.403846153846" calcext:value-type="float">
            <text:p>0.40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4]/[.C74]" office:value-type="float" office:value="0" calcext:value-type="float">
            <text:p>0</text:p>
          </table:table-cell>
          <table:table-cell office:value-type="float" office:value="0.207921085306" calcext:value-type="float">
            <text:p>0.2079210853</text:p>
          </table:table-cell>
          <table:table-cell table:formula="of:=[.G74]/[.C74]" office:value-type="float" office:value="0.0949411348429224" calcext:value-type="float">
            <text:p>0.0949411348</text:p>
          </table:table-cell>
          <table:table-cell table:number-columns-repeated="2" office:value-type="float" office:value="0.711538461538" calcext:value-type="float">
            <text:p>0.71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5]/[.C75]" office:value-type="float" office:value="0" calcext:value-type="float">
            <text:p>0</text:p>
          </table:table-cell>
          <table:table-cell office:value-type="float" office:value="0.178190843279" calcext:value-type="float">
            <text:p>0.1781908433</text:p>
          </table:table-cell>
          <table:table-cell table:formula="of:=[.G75]/[.C75]" office:value-type="float" office:value="0.0813656818625571" calcext:value-type="float">
            <text:p>0.0813656819</text:p>
          </table:table-cell>
          <table:table-cell table:number-columns-repeated="2" office:value-type="float" office:value="0.326923076923" calcext:value-type="float">
            <text:p>0.326923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6]/[.C76]" office:value-type="float" office:value="0" calcext:value-type="float">
            <text:p>0</text:p>
          </table:table-cell>
          <table:table-cell office:value-type="float" office:value="0.189573783603" calcext:value-type="float">
            <text:p>0.1895737836</text:p>
          </table:table-cell>
          <table:table-cell table:formula="of:=[.G76]/[.C76]" office:value-type="float" office:value="0.0865633715082192" calcext:value-type="float">
            <text:p>0.0865633715</text:p>
          </table:table-cell>
          <table:table-cell office:value-type="float" office:value="0.692307692308" calcext:value-type="float">
            <text:p>0.6923076923</text:p>
          </table:table-cell>
          <table:table-cell office:value-type="float" office:value="0.673076923077" calcext:value-type="float">
            <text:p>0.6730769231</text:p>
          </table:table-cell>
          <table:table-cell office:value-type="float" office:value="1.92307692308" calcext:value-type="float">
            <text:p>1.92307692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7]/[.C77]" office:value-type="float" office:value="0" calcext:value-type="float">
            <text:p>0</text:p>
          </table:table-cell>
          <table:table-cell office:value-type="float" office:value="0.224570672962" calcext:value-type="float">
            <text:p>0.224570673</text:p>
          </table:table-cell>
          <table:table-cell table:formula="of:=[.G77]/[.C77]" office:value-type="float" office:value="0.102543686284018" calcext:value-type="float">
            <text:p>0.1025436863</text:p>
          </table:table-cell>
          <table:table-cell table:number-columns-repeated="2" office:value-type="float" office:value="0.903846153846" calcext:value-type="float">
            <text:p>0.903846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8]/[.C78]" office:value-type="float" office:value="0" calcext:value-type="float">
            <text:p>0</text:p>
          </table:table-cell>
          <table:table-cell office:value-type="float" office:value="0.157845095295" calcext:value-type="float">
            <text:p>0.1578450953</text:p>
          </table:table-cell>
          <table:table-cell table:formula="of:=[.G78]/[.C78]" office:value-type="float" office:value="0.0720753859794521" calcext:value-type="float">
            <text:p>0.072075386</text:p>
          </table:table-cell>
          <table:table-cell table:number-columns-repeated="2" office:value-type="float" office:value="0.461538461538" calcext:value-type="float">
            <text:p>0.461538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.19" calcext:value-type="float">
            <text:p>2.19</text:p>
          </table:table-cell>
          <table:table-cell office:value-type="float" office:value="11.0297525142" calcext:value-type="float">
            <text:p>11.0297525142</text:p>
          </table:table-cell>
          <table:table-cell office:value-type="float" office:value="3.71922668614" calcext:value-type="float">
            <text:p>3.7192266861</text:p>
          </table:table-cell>
          <table:table-cell table:formula="of:=[.D80]/[.C80]" office:value-type="float" office:value="5.03641667315069" calcext:value-type="float">
            <text:p>5.0364166732</text:p>
          </table:table-cell>
          <table:table-cell office:value-type="float" office:value="0.256189551209" calcext:value-type="float">
            <text:p>0.2561895512</text:p>
          </table:table-cell>
          <table:table-cell table:formula="of:=[.G80]/[.C80]" office:value-type="float" office:value="0.11698153023242" calcext:value-type="float">
            <text:p>0.1169815302</text:p>
          </table:table-cell>
          <table:table-cell office:value-type="float" office:value="1.46153846154" calcext:value-type="float">
            <text:p>1.4615384615</text:p>
          </table:table-cell>
          <table:table-cell office:value-type="float" office:value="1.36538461538" calcext:value-type="float">
            <text:p>1.3653846154</text:p>
          </table:table-cell>
          <table:table-cell office:value-type="float" office:value="1.92307692308" calcext:value-type="float">
            <text:p>1.92307692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.19" calcext:value-type="float">
            <text:p>2.19</text:p>
          </table:table-cell>
          <table:table-cell office:value-type="float" office:value="11.9028009101" calcext:value-type="float">
            <text:p>11.9028009101</text:p>
          </table:table-cell>
          <table:table-cell office:value-type="float" office:value="3.04578507823" calcext:value-type="float">
            <text:p>3.0457850782</text:p>
          </table:table-cell>
          <table:table-cell table:formula="of:=[.D81]/[.C81]" office:value-type="float" office:value="5.43506890872146" calcext:value-type="float">
            <text:p>5.4350689087</text:p>
          </table:table-cell>
          <table:table-cell office:value-type="float" office:value="0.300180768615" calcext:value-type="float">
            <text:p>0.3001807686</text:p>
          </table:table-cell>
          <table:table-cell table:formula="of:=[.G81]/[.C81]" office:value-type="float" office:value="0.137068844116438" calcext:value-type="float">
            <text:p>0.1370688441</text:p>
          </table:table-cell>
          <table:table-cell office:value-type="float" office:value="1.55769230769" calcext:value-type="float">
            <text:p>1.5576923077</text:p>
          </table:table-cell>
          <table:table-cell office:value-type="float" office:value="1.38461538462" calcext:value-type="float">
            <text:p>1.3846153846</text:p>
          </table:table-cell>
          <table:table-cell office:value-type="float" office:value="5.76923076923" calcext:value-type="float">
            <text:p>5.76923076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.19" calcext:value-type="float">
            <text:p>2.19</text:p>
          </table:table-cell>
          <table:table-cell office:value-type="float" office:value="11.6946787034" calcext:value-type="float">
            <text:p>11.6946787034</text:p>
          </table:table-cell>
          <table:table-cell office:value-type="float" office:value="2.7133623899" calcext:value-type="float">
            <text:p>2.7133623899</text:p>
          </table:table-cell>
          <table:table-cell table:formula="of:=[.D82]/[.C82]" office:value-type="float" office:value="5.34003593762557" calcext:value-type="float">
            <text:p>5.3400359376</text:p>
          </table:table-cell>
          <table:table-cell office:value-type="float" office:value="0.376491140819" calcext:value-type="float">
            <text:p>0.3764911408</text:p>
          </table:table-cell>
          <table:table-cell table:formula="of:=[.G82]/[.C82]" office:value-type="float" office:value="0.17191376293105" calcext:value-type="float">
            <text:p>0.1719137629</text:p>
          </table:table-cell>
          <table:table-cell office:value-type="float" office:value="2.13461538462" calcext:value-type="float">
            <text:p>2.1346153846</text:p>
          </table:table-cell>
          <table:table-cell office:value-type="float" office:value="1.84615384615" calcext:value-type="float">
            <text:p>1.8461538462</text:p>
          </table:table-cell>
          <table:table-cell office:value-type="float" office:value="7.69230769231" calcext:value-type="float">
            <text:p>7.69230769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.19" calcext:value-type="float">
            <text:p>2.19</text:p>
          </table:table-cell>
          <table:table-cell office:value-type="float" office:value="10.3302833799" calcext:value-type="float">
            <text:p>10.3302833799</text:p>
          </table:table-cell>
          <table:table-cell office:value-type="float" office:value="2.62797060258" calcext:value-type="float">
            <text:p>2.6279706026</text:p>
          </table:table-cell>
          <table:table-cell table:formula="of:=[.D83]/[.C83]" office:value-type="float" office:value="4.71702437438356" calcext:value-type="float">
            <text:p>4.7170243744</text:p>
          </table:table-cell>
          <table:table-cell office:value-type="float" office:value="0.286563671106" calcext:value-type="float">
            <text:p>0.2865636711</text:p>
          </table:table-cell>
          <table:table-cell table:formula="of:=[.G83]/[.C83]" office:value-type="float" office:value="0.130850991372603" calcext:value-type="float">
            <text:p>0.1308509914</text:p>
          </table:table-cell>
          <table:table-cell office:value-type="float" office:value="1.96153846154" calcext:value-type="float">
            <text:p>1.9615384615</text:p>
          </table:table-cell>
          <table:table-cell office:value-type="float" office:value="1.75" calcext:value-type="float">
            <text:p>1.75</text:p>
          </table:table-cell>
          <table:table-cell office:value-type="float" office:value="11.5384615385" calcext:value-type="float">
            <text:p>11.5384615385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2.19" calcext:value-type="float">
            <text:p>2.19</text:p>
          </table:table-cell>
          <table:table-cell office:value-type="float" office:value="9.44369499284" calcext:value-type="float">
            <text:p>9.4436949928</text:p>
          </table:table-cell>
          <table:table-cell office:value-type="float" office:value="2.43138029786" calcext:value-type="float">
            <text:p>2.4313802979</text:p>
          </table:table-cell>
          <table:table-cell table:formula="of:=[.D84]/[.C84]" office:value-type="float" office:value="4.31218949444749" calcext:value-type="float">
            <text:p>4.3121894944</text:p>
          </table:table-cell>
          <table:table-cell office:value-type="float" office:value="0.475249192279" calcext:value-type="float">
            <text:p>0.4752491923</text:p>
          </table:table-cell>
          <table:table-cell table:formula="of:=[.G84]/[.C84]" office:value-type="float" office:value="0.217008763597717" calcext:value-type="float">
            <text:p>0.2170087636</text:p>
          </table:table-cell>
          <table:table-cell office:value-type="float" office:value="4.67307692308" calcext:value-type="float">
            <text:p>4.6730769231</text:p>
          </table:table-cell>
          <table:table-cell office:value-type="float" office:value="2.80769230769" calcext:value-type="float">
            <text:p>2.8076923077</text:p>
          </table:table-cell>
          <table:table-cell office:value-type="float" office:value="32.6923076923" calcext:value-type="float">
            <text:p>32.692307692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2.19" calcext:value-type="float">
            <text:p>2.19</text:p>
          </table:table-cell>
          <table:table-cell office:value-type="float" office:value="11.126990265" calcext:value-type="float">
            <text:p>11.126990265</text:p>
          </table:table-cell>
          <table:table-cell office:value-type="float" office:value="2.476673992" calcext:value-type="float">
            <text:p>2.476673992</text:p>
          </table:table-cell>
          <table:table-cell table:formula="of:=[.D86]/[.C86]" office:value-type="float" office:value="5.08081747260274" calcext:value-type="float">
            <text:p>5.0808174726</text:p>
          </table:table-cell>
          <table:table-cell office:value-type="float" office:value="0.342297358245" calcext:value-type="float">
            <text:p>0.3422973582</text:p>
          </table:table-cell>
          <table:table-cell table:formula="of:=[.G86]/[.C86]" office:value-type="float" office:value="0.156300163582192" calcext:value-type="float">
            <text:p>0.1563001636</text:p>
          </table:table-cell>
          <table:table-cell office:value-type="float" office:value="2.40384615385" calcext:value-type="float">
            <text:p>2.4038461539</text:p>
          </table:table-cell>
          <table:table-cell office:value-type="float" office:value="2.05769230769" calcext:value-type="float">
            <text:p>2.0576923077</text:p>
          </table:table-cell>
          <table:table-cell office:value-type="float" office:value="11.5384615385" calcext:value-type="float">
            <text:p>11.53846153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.19" calcext:value-type="float">
            <text:p>2.19</text:p>
          </table:table-cell>
          <table:table-cell office:value-type="float" office:value="8.90418779257" calcext:value-type="float">
            <text:p>8.9041877926</text:p>
          </table:table-cell>
          <table:table-cell office:value-type="float" office:value="2.42636090462" calcext:value-type="float">
            <text:p>2.4263609046</text:p>
          </table:table-cell>
          <table:table-cell table:formula="of:=[.D87]/[.C87]" office:value-type="float" office:value="4.0658391746895" calcext:value-type="float">
            <text:p>4.0658391747</text:p>
          </table:table-cell>
          <table:table-cell office:value-type="float" office:value="0.402644621875" calcext:value-type="float">
            <text:p>0.4026446219</text:p>
          </table:table-cell>
          <table:table-cell table:formula="of:=[.G87]/[.C87]" office:value-type="float" office:value="0.183855991723744" calcext:value-type="float">
            <text:p>0.1838559917</text:p>
          </table:table-cell>
          <table:table-cell office:value-type="float" office:value="3.55769230769" calcext:value-type="float">
            <text:p>3.5576923077</text:p>
          </table:table-cell>
          <table:table-cell office:value-type="float" office:value="2.42307692308" calcext:value-type="float">
            <text:p>2.4230769231</text:p>
          </table:table-cell>
          <table:table-cell office:value-type="float" office:value="30.7692307692" calcext:value-type="float">
            <text:p>30.76923076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2.19" calcext:value-type="float">
            <text:p>2.19</text:p>
          </table:table-cell>
          <table:table-cell office:value-type="float" office:value="6.82074097413" calcext:value-type="float">
            <text:p>6.8207409741</text:p>
          </table:table-cell>
          <table:table-cell office:value-type="float" office:value="2.08112958863" calcext:value-type="float">
            <text:p>2.0811295886</text:p>
          </table:table-cell>
          <table:table-cell table:formula="of:=[.D88]/[.C88]" office:value-type="float" office:value="3.11449359549315" calcext:value-type="float">
            <text:p>3.1144935955</text:p>
          </table:table-cell>
          <table:table-cell office:value-type="float" office:value="0.576057374805" calcext:value-type="float">
            <text:p>0.5760573748</text:p>
          </table:table-cell>
          <table:table-cell table:formula="of:=[.G88]/[.C88]" office:value-type="float" office:value="0.263039897171233" calcext:value-type="float">
            <text:p>0.2630398972</text:p>
          </table:table-cell>
          <table:table-cell office:value-type="float" office:value="5.07692307692" calcext:value-type="float">
            <text:p>5.0769230769</text:p>
          </table:table-cell>
          <table:table-cell office:value-type="float" office:value="2.92307692308" calcext:value-type="float">
            <text:p>2.9230769231</text:p>
          </table:table-cell>
          <table:table-cell office:value-type="float" office:value="36.5384615385" calcext:value-type="float">
            <text:p>36.53846153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.19" calcext:value-type="float">
            <text:p>2.19</text:p>
          </table:table-cell>
          <table:table-cell office:value-type="float" office:value="5.21069907408" calcext:value-type="float">
            <text:p>5.2106990741</text:p>
          </table:table-cell>
          <table:table-cell office:value-type="float" office:value="1.70510039145" calcext:value-type="float">
            <text:p>1.7051003915</text:p>
          </table:table-cell>
          <table:table-cell table:formula="of:=[.D89]/[.C89]" office:value-type="float" office:value="2.37931464569863" calcext:value-type="float">
            <text:p>2.3793146457</text:p>
          </table:table-cell>
          <table:table-cell office:value-type="float" office:value="0.683238850262" calcext:value-type="float">
            <text:p>0.6832388503</text:p>
          </table:table-cell>
          <table:table-cell table:formula="of:=[.G89]/[.C89]" office:value-type="float" office:value="0.311981210165297" calcext:value-type="float">
            <text:p>0.3119812102</text:p>
          </table:table-cell>
          <table:table-cell office:value-type="float" office:value="8.01923076923" calcext:value-type="float">
            <text:p>8.0192307692</text:p>
          </table:table-cell>
          <table:table-cell office:value-type="float" office:value="3.32692307692" calcext:value-type="float">
            <text:p>3.3269230769</text:p>
          </table:table-cell>
          <table:table-cell office:value-type="float" office:value="42.3076923077" calcext:value-type="float">
            <text:p>42.30769230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.19" calcext:value-type="float">
            <text:p>2.19</text:p>
          </table:table-cell>
          <table:table-cell office:value-type="float" office:value="4.03415750761" calcext:value-type="float">
            <text:p>4.0341575076</text:p>
          </table:table-cell>
          <table:table-cell office:value-type="float" office:value="1.47529457037" calcext:value-type="float">
            <text:p>1.4752945704</text:p>
          </table:table-cell>
          <table:table-cell table:formula="of:=[.D90]/[.C90]" office:value-type="float" office:value="1.8420810537032" calcext:value-type="float">
            <text:p>1.8420810537</text:p>
          </table:table-cell>
          <table:table-cell office:value-type="float" office:value="0.607811553969" calcext:value-type="float">
            <text:p>0.607811554</text:p>
          </table:table-cell>
          <table:table-cell table:formula="of:=[.G90]/[.C90]" office:value-type="float" office:value="0.277539522360274" calcext:value-type="float">
            <text:p>0.2775395224</text:p>
          </table:table-cell>
          <table:table-cell office:value-type="float" office:value="7.36538461538" calcext:value-type="float">
            <text:p>7.3653846154</text:p>
          </table:table-cell>
          <table:table-cell office:value-type="float" office:value="3.51923076923" calcext:value-type="float">
            <text:p>3.5192307692</text:p>
          </table:table-cell>
          <table:table-cell office:value-type="float" office:value="46.1538461538" calcext:value-type="float">
            <text:p>46.153846153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2.19" calcext:value-type="float">
            <text:p>2.19</text:p>
          </table:table-cell>
          <table:table-cell office:value-type="float" office:value="8.38373726899" calcext:value-type="float">
            <text:p>8.383737269</text:p>
          </table:table-cell>
          <table:table-cell office:value-type="float" office:value="2.41379874426" calcext:value-type="float">
            <text:p>2.4137987443</text:p>
          </table:table-cell>
          <table:table-cell table:formula="of:=[.D92]/[.C92]" office:value-type="float" office:value="3.82819053378539" calcext:value-type="float">
            <text:p>3.8281905338</text:p>
          </table:table-cell>
          <table:table-cell office:value-type="float" office:value="0.46657599305" calcext:value-type="float">
            <text:p>0.4665759931</text:p>
          </table:table-cell>
          <table:table-cell table:formula="of:=[.G92]/[.C92]" office:value-type="float" office:value="0.213048398652968" calcext:value-type="float">
            <text:p>0.2130483987</text:p>
          </table:table-cell>
          <table:table-cell office:value-type="float" office:value="3.21153846154" calcext:value-type="float">
            <text:p>3.2115384615</text:p>
          </table:table-cell>
          <table:table-cell office:value-type="float" office:value="2.46153846154" calcext:value-type="float">
            <text:p>2.4615384615</text:p>
          </table:table-cell>
          <table:table-cell office:value-type="float" office:value="21.1538461538" calcext:value-type="float">
            <text:p>21.15384615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.19" calcext:value-type="float">
            <text:p>2.19</text:p>
          </table:table-cell>
          <table:table-cell office:value-type="float" office:value="5.80261716057" calcext:value-type="float">
            <text:p>5.8026171606</text:p>
          </table:table-cell>
          <table:table-cell office:value-type="float" office:value="1.87649958809" calcext:value-type="float">
            <text:p>1.8764995881</text:p>
          </table:table-cell>
          <table:table-cell table:formula="of:=[.D93]/[.C93]" office:value-type="float" office:value="2.6495968769726" calcext:value-type="float">
            <text:p>2.649596877</text:p>
          </table:table-cell>
          <table:table-cell office:value-type="float" office:value="0.527125519742" calcext:value-type="float">
            <text:p>0.5271255197</text:p>
          </table:table-cell>
          <table:table-cell table:formula="of:=[.G93]/[.C93]" office:value-type="float" office:value="0.240696584357078" calcext:value-type="float">
            <text:p>0.2406965844</text:p>
          </table:table-cell>
          <table:table-cell office:value-type="float" office:value="7.32692307692" calcext:value-type="float">
            <text:p>7.3269230769</text:p>
          </table:table-cell>
          <table:table-cell office:value-type="float" office:value="3.36538461538" calcext:value-type="float">
            <text:p>3.365384615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2.19" calcext:value-type="float">
            <text:p>2.19</text:p>
          </table:table-cell>
          <table:table-cell office:value-type="float" office:value="3.83491638073" calcext:value-type="float">
            <text:p>3.8349163807</text:p>
          </table:table-cell>
          <table:table-cell office:value-type="float" office:value="1.29729850505" calcext:value-type="float">
            <text:p>1.2972985051</text:p>
          </table:table-cell>
          <table:table-cell table:formula="of:=[.D94]/[.C94]" office:value-type="float" office:value="1.75110337019635" calcext:value-type="float">
            <text:p>1.7511033702</text:p>
          </table:table-cell>
          <table:table-cell office:value-type="float" office:value="0.562225624281" calcext:value-type="float">
            <text:p>0.5622256243</text:p>
          </table:table-cell>
          <table:table-cell table:formula="of:=[.G94]/[.C94]" office:value-type="float" office:value="0.256724029352055" calcext:value-type="float">
            <text:p>0.2567240294</text:p>
          </table:table-cell>
          <table:table-cell office:value-type="float" office:value="6.57692307692" calcext:value-type="float">
            <text:p>6.5769230769</text:p>
          </table:table-cell>
          <table:table-cell office:value-type="float" office:value="3.09615384615" calcext:value-type="float">
            <text:p>3.0961538462</text:p>
          </table:table-cell>
          <table:table-cell office:value-type="float" office:value="36.5384615385" calcext:value-type="float">
            <text:p>36.53846153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2.19" calcext:value-type="float">
            <text:p>2.19</text:p>
          </table:table-cell>
          <table:table-cell office:value-type="float" office:value="2.8026728688" calcext:value-type="float">
            <text:p>2.8026728688</text:p>
          </table:table-cell>
          <table:table-cell office:value-type="float" office:value="1.00220395066" calcext:value-type="float">
            <text:p>1.0022039507</text:p>
          </table:table-cell>
          <table:table-cell table:formula="of:=[.D95]/[.C95]" office:value-type="float" office:value="1.27975930082192" calcext:value-type="float">
            <text:p>1.2797593008</text:p>
          </table:table-cell>
          <table:table-cell office:value-type="float" office:value="0.457013889863" calcext:value-type="float">
            <text:p>0.4570138899</text:p>
          </table:table-cell>
          <table:table-cell table:formula="of:=[.G95]/[.C95]" office:value-type="float" office:value="0.208682141489954" calcext:value-type="float">
            <text:p>0.2086821415</text:p>
          </table:table-cell>
          <table:table-cell office:value-type="float" office:value="4.38461538462" calcext:value-type="float">
            <text:p>4.3846153846</text:p>
          </table:table-cell>
          <table:table-cell office:value-type="float" office:value="2.98076923077" calcext:value-type="float">
            <text:p>2.9807692308</text:p>
          </table:table-cell>
          <table:table-cell office:value-type="float" office:value="32.6923076923" calcext:value-type="float">
            <text:p>32.69230769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.19" calcext:value-type="float">
            <text:p>2.19</text:p>
          </table:table-cell>
          <table:table-cell office:value-type="float" office:value="2.12250494737" calcext:value-type="float">
            <text:p>2.1225049474</text:p>
          </table:table-cell>
          <table:table-cell office:value-type="float" office:value="0.822276803368" calcext:value-type="float">
            <text:p>0.8222768034</text:p>
          </table:table-cell>
          <table:table-cell table:formula="of:=[.D96]/[.C96]" office:value-type="float" office:value="0.96918034126484" calcext:value-type="float">
            <text:p>0.9691803413</text:p>
          </table:table-cell>
          <table:table-cell office:value-type="float" office:value="0.390421829746" calcext:value-type="float">
            <text:p>0.3904218297</text:p>
          </table:table-cell>
          <table:table-cell table:formula="of:=[.G96]/[.C96]" office:value-type="float" office:value="0.178274808103196" calcext:value-type="float">
            <text:p>0.1782748081</text:p>
          </table:table-cell>
          <table:table-cell office:value-type="float" office:value="4.46153846154" calcext:value-type="float">
            <text:p>4.4615384615</text:p>
          </table:table-cell>
          <table:table-cell office:value-type="float" office:value="2.73076923077" calcext:value-type="float">
            <text:p>2.7307692308</text:p>
          </table:table-cell>
          <table:table-cell office:value-type="float" office:value="32.6923076923" calcext:value-type="float">
            <text:p>32.692307692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.19" calcext:value-type="float">
            <text:p>2.19</text:p>
          </table:table-cell>
          <table:table-cell office:value-type="float" office:value="5.7456293076" calcext:value-type="float">
            <text:p>5.7456293076</text:p>
          </table:table-cell>
          <table:table-cell office:value-type="float" office:value="1.96533824858" calcext:value-type="float">
            <text:p>1.9653382486</text:p>
          </table:table-cell>
          <table:table-cell table:formula="of:=[.D98]/[.C98]" office:value-type="float" office:value="2.62357502630137" calcext:value-type="float">
            <text:p>2.6235750263</text:p>
          </table:table-cell>
          <table:table-cell office:value-type="float" office:value="0.404777786423" calcext:value-type="float">
            <text:p>0.4047777864</text:p>
          </table:table-cell>
          <table:table-cell table:formula="of:=[.G98]/[.C98]" office:value-type="float" office:value="0.184830039462557" calcext:value-type="float">
            <text:p>0.1848300395</text:p>
          </table:table-cell>
          <table:table-cell office:value-type="float" office:value="5.65384615385" calcext:value-type="float">
            <text:p>5.6538461539</text:p>
          </table:table-cell>
          <table:table-cell office:value-type="float" office:value="2.90384615385" calcext:value-type="float">
            <text:p>2.9038461539</text:p>
          </table:table-cell>
          <table:table-cell office:value-type="float" office:value="36.5384615385" calcext:value-type="float">
            <text:p>36.53846153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2.19" calcext:value-type="float">
            <text:p>2.19</text:p>
          </table:table-cell>
          <table:table-cell office:value-type="float" office:value="3.61673724392" calcext:value-type="float">
            <text:p>3.6167372439</text:p>
          </table:table-cell>
          <table:table-cell office:value-type="float" office:value="1.23031381532" calcext:value-type="float">
            <text:p>1.2303138153</text:p>
          </table:table-cell>
          <table:table-cell table:formula="of:=[.D99]/[.C99]" office:value-type="float" office:value="1.65147819357078" calcext:value-type="float">
            <text:p>1.6514781936</text:p>
          </table:table-cell>
          <table:table-cell office:value-type="float" office:value="0.594486437297" calcext:value-type="float">
            <text:p>0.5944864373</text:p>
          </table:table-cell>
          <table:table-cell table:formula="of:=[.G99]/[.C99]" office:value-type="float" office:value="0.271454994199543" calcext:value-type="float">
            <text:p>0.2714549942</text:p>
          </table:table-cell>
          <table:table-cell office:value-type="float" office:value="7.34615384615" calcext:value-type="float">
            <text:p>7.3461538462</text:p>
          </table:table-cell>
          <table:table-cell office:value-type="float" office:value="3.57692307692" calcext:value-type="float">
            <text:p>3.5769230769</text:p>
          </table:table-cell>
          <table:table-cell office:value-type="float" office:value="51.9230769231" calcext:value-type="float">
            <text:p>51.92307692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2.19" calcext:value-type="float">
            <text:p>2.19</text:p>
          </table:table-cell>
          <table:table-cell office:value-type="float" office:value="2.48450776119" calcext:value-type="float">
            <text:p>2.4845077612</text:p>
          </table:table-cell>
          <table:table-cell office:value-type="float" office:value="0.860464485354" calcext:value-type="float">
            <text:p>0.8604644854</text:p>
          </table:table-cell>
          <table:table-cell table:formula="of:=[.D100]/[.C100]" office:value-type="float" office:value="1.13447842976712" calcext:value-type="float">
            <text:p>1.1344784298</text:p>
          </table:table-cell>
          <table:table-cell office:value-type="float" office:value="0.45748283907" calcext:value-type="float">
            <text:p>0.4574828391</text:p>
          </table:table-cell>
          <table:table-cell table:formula="of:=[.G100]/[.C100]" office:value-type="float" office:value="0.208896273547945" calcext:value-type="float">
            <text:p>0.2088962735</text:p>
          </table:table-cell>
          <table:table-cell office:value-type="float" office:value="6.26923076923" calcext:value-type="float">
            <text:p>6.2692307692</text:p>
          </table:table-cell>
          <table:table-cell office:value-type="float" office:value="3.21153846154" calcext:value-type="float">
            <text:p>3.2115384615</text:p>
          </table:table-cell>
          <table:table-cell office:value-type="float" office:value="38.4615384615" calcext:value-type="float">
            <text:p>38.46153846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.19" calcext:value-type="float">
            <text:p>2.19</text:p>
          </table:table-cell>
          <table:table-cell office:value-type="float" office:value="1.68109940665" calcext:value-type="float">
            <text:p>1.6810994067</text:p>
          </table:table-cell>
          <table:table-cell office:value-type="float" office:value="0.605415322356" calcext:value-type="float">
            <text:p>0.6054153224</text:p>
          </table:table-cell>
          <table:table-cell table:formula="of:=[.D101]/[.C101]" office:value-type="float" office:value="0.767625299840183" calcext:value-type="float">
            <text:p>0.7676252998</text:p>
          </table:table-cell>
          <table:table-cell office:value-type="float" office:value="0.486472456755" calcext:value-type="float">
            <text:p>0.4864724568</text:p>
          </table:table-cell>
          <table:table-cell table:formula="of:=[.G101]/[.C101]" office:value-type="float" office:value="0.22213354189726" calcext:value-type="float">
            <text:p>0.2221335419</text:p>
          </table:table-cell>
          <table:table-cell office:value-type="float" office:value="3.36538461538" calcext:value-type="float">
            <text:p>3.3653846154</text:p>
          </table:table-cell>
          <table:table-cell office:value-type="float" office:value="2.71153846154" calcext:value-type="float">
            <text:p>2.7115384615</text:p>
          </table:table-cell>
          <table:table-cell office:value-type="float" office:value="19.2307692308" calcext:value-type="float">
            <text:p>19.23076923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.19" calcext:value-type="float">
            <text:p>2.19</text:p>
          </table:table-cell>
          <table:table-cell office:value-type="float" office:value="1.23445672755" calcext:value-type="float">
            <text:p>1.2344567276</text:p>
          </table:table-cell>
          <table:table-cell office:value-type="float" office:value="0.400851347356" calcext:value-type="float">
            <text:p>0.4008513474</text:p>
          </table:table-cell>
          <table:table-cell table:formula="of:=[.D102]/[.C102]" office:value-type="float" office:value="0.563678871027397" calcext:value-type="float">
            <text:p>0.563678871</text:p>
          </table:table-cell>
          <table:table-cell office:value-type="float" office:value="0.241816070728" calcext:value-type="float">
            <text:p>0.2418160707</text:p>
          </table:table-cell>
          <table:table-cell table:formula="of:=[.G102]/[.C102]" office:value-type="float" office:value="0.110418297136073" calcext:value-type="float">
            <text:p>0.1104182971</text:p>
          </table:table-cell>
          <table:table-cell office:value-type="float" office:value="1.5" calcext:value-type="float">
            <text:p>1.5</text:p>
          </table:table-cell>
          <table:table-cell office:value-type="float" office:value="1.28846153846" calcext:value-type="float">
            <text:p>1.2884615385</text:p>
          </table:table-cell>
          <table:table-cell office:value-type="float" office:value="5.76923076923" calcext:value-type="float">
            <text:p>5.769230769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.19" calcext:value-type="float">
            <text:p>2.19</text:p>
          </table:table-cell>
          <table:table-cell office:value-type="float" office:value="3.17530469103" calcext:value-type="float">
            <text:p>3.175304691</text:p>
          </table:table-cell>
          <table:table-cell office:value-type="float" office:value="1.1636686814" calcext:value-type="float">
            <text:p>1.1636686814</text:p>
          </table:table-cell>
          <table:table-cell table:formula="of:=[.D104]/[.C104]" office:value-type="float" office:value="1.44991081782192" calcext:value-type="float">
            <text:p>1.4499108178</text:p>
          </table:table-cell>
          <table:table-cell office:value-type="float" office:value="0.548019781944" calcext:value-type="float">
            <text:p>0.5480197819</text:p>
          </table:table-cell>
          <table:table-cell table:formula="of:=[.G104]/[.C104]" office:value-type="float" office:value="0.250237343353425" calcext:value-type="float">
            <text:p>0.2502373434</text:p>
          </table:table-cell>
          <table:table-cell office:value-type="float" office:value="6.19230769231" calcext:value-type="float">
            <text:p>6.1923076923</text:p>
          </table:table-cell>
          <table:table-cell office:value-type="float" office:value="3.46153846154" calcext:value-type="float">
            <text:p>3.46153846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.19" calcext:value-type="float">
            <text:p>2.19</text:p>
          </table:table-cell>
          <table:table-cell office:value-type="float" office:value="1.74202471187" calcext:value-type="float">
            <text:p>1.7420247119</text:p>
          </table:table-cell>
          <table:table-cell office:value-type="float" office:value="0.69347839812" calcext:value-type="float">
            <text:p>0.6934783981</text:p>
          </table:table-cell>
          <table:table-cell table:formula="of:=[.D105]/[.C105]" office:value-type="float" office:value="0.795445073913242" calcext:value-type="float">
            <text:p>0.7954450739</text:p>
          </table:table-cell>
          <table:table-cell office:value-type="float" office:value="0.445306379719" calcext:value-type="float">
            <text:p>0.4453063797</text:p>
          </table:table-cell>
          <table:table-cell table:formula="of:=[.G105]/[.C105]" office:value-type="float" office:value="0.203336246447032" calcext:value-type="float">
            <text:p>0.2033362464</text:p>
          </table:table-cell>
          <table:table-cell office:value-type="float" office:value="3.15384615385" calcext:value-type="float">
            <text:p>3.1538461539</text:p>
          </table:table-cell>
          <table:table-cell office:value-type="float" office:value="2.21153846154" calcext:value-type="float">
            <text:p>2.2115384615</text:p>
          </table:table-cell>
          <table:table-cell office:value-type="float" office:value="19.2307692308" calcext:value-type="float">
            <text:p>19.23076923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2.19" calcext:value-type="float">
            <text:p>2.19</text:p>
          </table:table-cell>
          <table:table-cell office:value-type="float" office:value="1.19371035711" calcext:value-type="float">
            <text:p>1.1937103571</text:p>
          </table:table-cell>
          <table:table-cell office:value-type="float" office:value="0.440117273538" calcext:value-type="float">
            <text:p>0.4401172735</text:p>
          </table:table-cell>
          <table:table-cell table:formula="of:=[.D106]/[.C106]" office:value-type="float" office:value="0.545073222424658" calcext:value-type="float">
            <text:p>0.5450732224</text:p>
          </table:table-cell>
          <table:table-cell office:value-type="float" office:value="0.342908365786" calcext:value-type="float">
            <text:p>0.3429083658</text:p>
          </table:table-cell>
          <table:table-cell table:formula="of:=[.G106]/[.C106]" office:value-type="float" office:value="0.156579162459361" calcext:value-type="float">
            <text:p>0.1565791625</text:p>
          </table:table-cell>
          <table:table-cell office:value-type="float" office:value="1.67307692308" calcext:value-type="float">
            <text:p>1.6730769231</text:p>
          </table:table-cell>
          <table:table-cell office:value-type="float" office:value="1.42307692308" calcext:value-type="float">
            <text:p>1.4230769231</text:p>
          </table:table-cell>
          <table:table-cell office:value-type="float" office:value="7.69230769231" calcext:value-type="float">
            <text:p>7.69230769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.19" calcext:value-type="float">
            <text:p>2.19</text:p>
          </table:table-cell>
          <table:table-cell office:value-type="float" office:value="0.81538531774" calcext:value-type="float">
            <text:p>0.8153853177</text:p>
          </table:table-cell>
          <table:table-cell office:value-type="float" office:value="0.314027884297" calcext:value-type="float">
            <text:p>0.3140278843</text:p>
          </table:table-cell>
          <table:table-cell table:formula="of:=[.D107]/[.C107]" office:value-type="float" office:value="0.372322062894977" calcext:value-type="float">
            <text:p>0.3723220629</text:p>
          </table:table-cell>
          <table:table-cell office:value-type="float" office:value="0.249385915409" calcext:value-type="float">
            <text:p>0.2493859154</text:p>
          </table:table-cell>
          <table:table-cell table:formula="of:=[.G107]/[.C107]" office:value-type="float" office:value="0.113874847218721" calcext:value-type="float">
            <text:p>0.1138748472</text:p>
          </table:table-cell>
          <table:table-cell office:value-type="float" office:value="1.07692307692" calcext:value-type="float">
            <text:p>1.0769230769</text:p>
          </table:table-cell>
          <table:table-cell office:value-type="float" office:value="1.05769230769" calcext:value-type="float">
            <text:p>1.0576923077</text:p>
          </table:table-cell>
          <table:table-cell office:value-type="float" office:value="1.92307692308" calcext:value-type="float">
            <text:p>1.92307692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2.19" calcext:value-type="float">
            <text:p>2.19</text:p>
          </table:table-cell>
          <table:table-cell office:value-type="float" office:value="0.585147696251" calcext:value-type="float">
            <text:p>0.5851476963</text:p>
          </table:table-cell>
          <table:table-cell office:value-type="float" office:value="0.211538023953" calcext:value-type="float">
            <text:p>0.211538024</text:p>
          </table:table-cell>
          <table:table-cell table:formula="of:=[.D108]/[.C108]" office:value-type="float" office:value="0.267190728881735" calcext:value-type="float">
            <text:p>0.2671907289</text:p>
          </table:table-cell>
          <table:table-cell office:value-type="float" office:value="0.21839812679" calcext:value-type="float">
            <text:p>0.2183981268</text:p>
          </table:table-cell>
          <table:table-cell table:formula="of:=[.G108]/[.C108]" office:value-type="float" office:value="0.0997251720502283" calcext:value-type="float">
            <text:p>0.0997251721</text:p>
          </table:table-cell>
          <table:table-cell office:value-type="float" office:value="1.15384615385" calcext:value-type="float">
            <text:p>1.1538461539</text:p>
          </table:table-cell>
          <table:table-cell office:value-type="float" office:value="1.13461538462" calcext:value-type="float">
            <text:p>1.1346153846</text:p>
          </table:table-cell>
          <table:table-cell office:value-type="float" office:value="1.92307692308" calcext:value-type="float">
            <text:p>1.92307692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1:42:51.289215802</meta:creation-date>
    <dc:date>2017-09-12T12:06:15.779252917</dc:date>
    <meta:editing-duration>PT23M23S</meta:editing-duration>
    <meta:editing-cycles>3</meta:editing-cycles>
    <meta:generator>LibreOffice/5.1.6.2$Linux_X86_64 LibreOffice_project/10m0$Build-2</meta:generator>
    <meta:document-statistic meta:table-count="1" meta:cell-count="100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269cm" svg:height="16.766cm" xlink:href=".." xlink:type="simple" chart:class="chart:scatter" chart:style-name="ch1">
        <chart:plot-area chart:style-name="ch2" table:cell-range-address="Sheet1.D74:Sheet1.D108 Sheet1.G74:Sheet1.G108" svg:x="0.445cm" svg:y="0.335cm" svg:width="21.379cm" svg:height="16.096cm">
          <chartooo:coordinate-region svg:x="1.172cm" svg:y="0.534cm" svg:width="20.465cm" svg:height="15.2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G74:Sheet1.G108" chart:class="chart:scatter">
            <chart:domain table:cell-range-address="Sheet1.D74:Sheet1.D108"/>
            <chart:regression-curve chart:style-name="ch6">
              <chart:equation chart:display-equation="true" chart:display-r-square="true" svg:x="7.358cm" svg:y="1.023cm"/>
            </chart:regression-curve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74:Sheet1.D108</svg:desc>
                </draw:g>
              </table:table-cell>
              <table:table-cell office:value-type="float" office:value="0.207921085306">
                <text:p>0.207921085306</text:p>
                <draw:g>
                  <svg:desc>Sheet1.G74:Sheet1.G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78190843279">
                <text:p>0.1781908432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89573783603">
                <text:p>0.189573783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224570672962">
                <text:p>0.224570672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57845095295">
                <text:p>0.157845095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0297525142">
                <text:p>11.0297525142</text:p>
              </table:table-cell>
              <table:table-cell office:value-type="float" office:value="0.256189551209">
                <text:p>0.2561895512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9028009101">
                <text:p>11.9028009101</text:p>
              </table:table-cell>
              <table:table-cell office:value-type="float" office:value="0.300180768615">
                <text:p>0.3001807686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6946787034">
                <text:p>11.6946787034</text:p>
              </table:table-cell>
              <table:table-cell office:value-type="float" office:value="0.376491140819">
                <text:p>0.3764911408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3302833799">
                <text:p>10.3302833799</text:p>
              </table:table-cell>
              <table:table-cell office:value-type="float" office:value="0.286563671106">
                <text:p>0.286563671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44369499284">
                <text:p>9.44369499284</text:p>
              </table:table-cell>
              <table:table-cell office:value-type="float" office:value="0.475249192279">
                <text:p>0.4752491922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126990265">
                <text:p>11.126990265</text:p>
              </table:table-cell>
              <table:table-cell office:value-type="float" office:value="0.342297358245">
                <text:p>0.3422973582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90418779257">
                <text:p>8.90418779257</text:p>
              </table:table-cell>
              <table:table-cell office:value-type="float" office:value="0.402644621875">
                <text:p>0.40264462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82074097413">
                <text:p>6.82074097413</text:p>
              </table:table-cell>
              <table:table-cell office:value-type="float" office:value="0.576057374805">
                <text:p>0.576057374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21069907408">
                <text:p>5.21069907408</text:p>
              </table:table-cell>
              <table:table-cell office:value-type="float" office:value="0.683238850262">
                <text:p>0.6832388502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03415750761">
                <text:p>4.03415750761</text:p>
              </table:table-cell>
              <table:table-cell office:value-type="float" office:value="0.607811553969">
                <text:p>0.6078115539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38373726899">
                <text:p>8.38373726899</text:p>
              </table:table-cell>
              <table:table-cell office:value-type="float" office:value="0.46657599305">
                <text:p>0.466575993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80261716057">
                <text:p>5.80261716057</text:p>
              </table:table-cell>
              <table:table-cell office:value-type="float" office:value="0.527125519742">
                <text:p>0.5271255197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83491638073">
                <text:p>3.83491638073</text:p>
              </table:table-cell>
              <table:table-cell office:value-type="float" office:value="0.562225624281">
                <text:p>0.5622256242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026728688">
                <text:p>2.8026728688</text:p>
              </table:table-cell>
              <table:table-cell office:value-type="float" office:value="0.457013889863">
                <text:p>0.4570138898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2250494737">
                <text:p>2.12250494737</text:p>
              </table:table-cell>
              <table:table-cell office:value-type="float" office:value="0.390421829746">
                <text:p>0.3904218297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7456293076">
                <text:p>5.7456293076</text:p>
              </table:table-cell>
              <table:table-cell office:value-type="float" office:value="0.404777786423">
                <text:p>0.4047777864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61673724392">
                <text:p>3.61673724392</text:p>
              </table:table-cell>
              <table:table-cell office:value-type="float" office:value="0.594486437297">
                <text:p>0.5944864372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48450776119">
                <text:p>2.48450776119</text:p>
              </table:table-cell>
              <table:table-cell office:value-type="float" office:value="0.45748283907">
                <text:p>0.457482839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8109940665">
                <text:p>1.68109940665</text:p>
              </table:table-cell>
              <table:table-cell office:value-type="float" office:value="0.486472456755">
                <text:p>0.4864724567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3445672755">
                <text:p>1.23445672755</text:p>
              </table:table-cell>
              <table:table-cell office:value-type="float" office:value="0.241816070728">
                <text:p>0.2418160707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7530469103">
                <text:p>3.17530469103</text:p>
              </table:table-cell>
              <table:table-cell office:value-type="float" office:value="0.548019781944">
                <text:p>0.5480197819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4202471187">
                <text:p>1.74202471187</text:p>
              </table:table-cell>
              <table:table-cell office:value-type="float" office:value="0.445306379719">
                <text:p>0.4453063797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9371035711">
                <text:p>1.19371035711</text:p>
              </table:table-cell>
              <table:table-cell office:value-type="float" office:value="0.342908365786">
                <text:p>0.3429083657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1538531774">
                <text:p>0.81538531774</text:p>
              </table:table-cell>
              <table:table-cell office:value-type="float" office:value="0.249385915409">
                <text:p>0.2493859154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85147696251">
                <text:p>0.585147696251</text:p>
              </table:table-cell>
              <table:table-cell office:value-type="float" office:value="0.21839812679">
                <text:p>0.218398126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7" style:family="chart">
      <style:text-properties fo:font-size="22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323cm" svg:height="14.617cm" xlink:href=".." xlink:type="simple" chart:class="chart:scatter" chart:style-name="ch1">
        <chart:plot-area chart:style-name="ch2" table:cell-range-address="Sheet1.D38:Sheet1.D72 Sheet1.G38:Sheet1.G72" svg:x="0.446cm" svg:y="0.292cm" svg:width="21.431cm" svg:height="14.033cm">
          <chartooo:coordinate-region svg:x="1.173cm" svg:y="0.492cm" svg:width="20.61cm" svg:height="13.18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G38:Sheet1.G72" chart:class="chart:scatter">
            <chart:domain table:cell-range-address="Sheet1.D38:Sheet1.D72"/>
            <chart:regression-curve chart:style-name="ch6">
              <chart:equation chart:display-equation="true" chart:display-r-square="true" svg:x="8.734cm" svg:y="1.1cm" chart:style-name="ch7"/>
            </chart:regression-curve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38:Sheet1.D72</svg:desc>
                </draw:g>
              </table:table-cell>
              <table:table-cell office:value-type="float" office:value="0.157915727944">
                <text:p>0.157915727944</text:p>
                <draw:g>
                  <svg:desc>Sheet1.G38:Sheet1.G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6126626097">
                <text:p>0.161266260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7041297156">
                <text:p>0.17041297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58467697057">
                <text:p>0.1584676970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56329496959">
                <text:p>0.1563294969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00727275085">
                <text:p>5.00727275085</text:p>
              </table:table-cell>
              <table:table-cell office:value-type="float" office:value="0.207496463457">
                <text:p>0.2074964634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41822046966">
                <text:p>5.41822046966</text:p>
              </table:table-cell>
              <table:table-cell office:value-type="float" office:value="0.221203627327">
                <text:p>0.221203627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32443327642">
                <text:p>5.32443327642</text:p>
              </table:table-cell>
              <table:table-cell office:value-type="float" office:value="0.17662904528">
                <text:p>0.176629045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87568763552">
                <text:p>4.87568763552</text:p>
              </table:table-cell>
              <table:table-cell office:value-type="float" office:value="0.240911550518">
                <text:p>0.2409115505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17388343911">
                <text:p>4.17388343911</text:p>
              </table:table-cell>
              <table:table-cell office:value-type="float" office:value="0.256934378426">
                <text:p>0.2569343784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2591887639">
                <text:p>5.12591887639</text:p>
              </table:table-cell>
              <table:table-cell office:value-type="float" office:value="0.237704215434">
                <text:p>0.237704215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88915365443">
                <text:p>3.88915365443</text:p>
              </table:table-cell>
              <table:table-cell office:value-type="float" office:value="0.332719687754">
                <text:p>0.3327196877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426083323">
                <text:p>2.9426083323</text:p>
              </table:table-cell>
              <table:table-cell office:value-type="float" office:value="0.341460578107">
                <text:p>0.341460578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1874362693">
                <text:p>2.41874362693</text:p>
              </table:table-cell>
              <table:table-cell office:value-type="float" office:value="0.43480733924">
                <text:p>0.434807339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6690302027">
                <text:p>1.76690302027</text:p>
              </table:table-cell>
              <table:table-cell office:value-type="float" office:value="0.327855196053">
                <text:p>0.3278551960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70016605005">
                <text:p>3.70016605005</text:p>
              </table:table-cell>
              <table:table-cell office:value-type="float" office:value="0.305938972411">
                <text:p>0.3059389724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89028888">
                <text:p>2.489028888</text:p>
              </table:table-cell>
              <table:table-cell office:value-type="float" office:value="0.300124593443">
                <text:p>0.3001245934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8454237446">
                <text:p>1.78454237446</text:p>
              </table:table-cell>
              <table:table-cell office:value-type="float" office:value="0.354123403218">
                <text:p>0.3541234032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9568140877">
                <text:p>1.29568140877</text:p>
              </table:table-cell>
              <table:table-cell office:value-type="float" office:value="0.327902827631">
                <text:p>0.3279028276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9955216221">
                <text:p>0.89955216221</text:p>
              </table:table-cell>
              <table:table-cell office:value-type="float" office:value="0.274426813582">
                <text:p>0.274426813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7206907212">
                <text:p>2.77206907212</text:p>
              </table:table-cell>
              <table:table-cell office:value-type="float" office:value="0.477866135685">
                <text:p>0.4778661356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4437466755">
                <text:p>1.64437466755</text:p>
              </table:table-cell>
              <table:table-cell office:value-type="float" office:value="0.337940634859">
                <text:p>0.3379406348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1763497424">
                <text:p>1.11763497424</text:p>
              </table:table-cell>
              <table:table-cell office:value-type="float" office:value="0.33753626625">
                <text:p>0.33753626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60055598634">
                <text:p>0.760055598634</text:p>
              </table:table-cell>
              <table:table-cell office:value-type="float" office:value="0.185816015481">
                <text:p>0.1858160154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36815924828">
                <text:p>0.536815924828</text:p>
              </table:table-cell>
              <table:table-cell office:value-type="float" office:value="0.197244755793">
                <text:p>0.1972447557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3940826313">
                <text:p>1.33940826313</text:p>
              </table:table-cell>
              <table:table-cell office:value-type="float" office:value="0.281217873016">
                <text:p>0.2812178730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36178477651">
                <text:p>0.836178477651</text:p>
              </table:table-cell>
              <table:table-cell office:value-type="float" office:value="0.296639516052">
                <text:p>0.2966395160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28535909282">
                <text:p>0.528535909282</text:p>
              </table:table-cell>
              <table:table-cell office:value-type="float" office:value="0.169520640557">
                <text:p>0.1695206405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54603560816">
                <text:p>0.354603560816</text:p>
              </table:table-cell>
              <table:table-cell office:value-type="float" office:value="0.183492917224">
                <text:p>0.1834929172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0606242212">
                <text:p>0.250606242212</text:p>
              </table:table-cell>
              <table:table-cell office:value-type="float" office:value="0.171982224093">
                <text:p>0.1719822240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7" style:family="chart">
      <style:text-properties fo:font-size="22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488cm" svg:height="16.342cm" xlink:href=".." xlink:type="simple" chart:class="chart:scatter" chart:style-name="ch1">
        <chart:plot-area chart:style-name="ch2" table:cell-range-address="Sheet1.D2:Sheet1.D36 Sheet1.G2:Sheet1.G36" svg:x="0.449cm" svg:y="0.326cm" svg:width="21.59cm" svg:height="15.69cm">
          <chartooo:coordinate-region svg:x="1.361cm" svg:y="0.525cm" svg:width="20.438cm" svg:height="14.84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G2:Sheet1.G36" chart:class="chart:scatter">
            <chart:domain table:cell-range-address="Sheet1.D2:Sheet1.D36"/>
            <chart:regression-curve chart:style-name="ch6">
              <chart:equation chart:display-equation="true" chart:display-r-square="true" svg:x="4.248cm" svg:y="9.663cm" chart:style-name="ch7"/>
            </chart:regression-curve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36</svg:desc>
                </draw:g>
              </table:table-cell>
              <table:table-cell office:value-type="float" office:value="0.141412771783">
                <text:p>0.141412771783</text:p>
                <draw:g>
                  <svg:desc>Sheet1.G2:Sheet1.G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46865861736">
                <text:p>0.146865861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52702402414">
                <text:p>0.1527024024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50918347902">
                <text:p>0.1509183479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6271906789">
                <text:p>0.16271906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7079452943">
                <text:p>1.27079452943</text:p>
              </table:table-cell>
              <table:table-cell office:value-type="float" office:value="0.166999077816">
                <text:p>0.1669990778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2776599237">
                <text:p>1.32776599237</text:p>
              </table:table-cell>
              <table:table-cell office:value-type="float" office:value="0.16914117129">
                <text:p>0.169141171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1097576778">
                <text:p>1.31097576778</text:p>
              </table:table-cell>
              <table:table-cell office:value-type="float" office:value="0.168204099933">
                <text:p>0.1682040999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9941404047">
                <text:p>1.19941404047</text:p>
              </table:table-cell>
              <table:table-cell office:value-type="float" office:value="0.163181209748">
                <text:p>0.1631812097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3581131299">
                <text:p>1.03581131299</text:p>
              </table:table-cell>
              <table:table-cell office:value-type="float" office:value="0.189618770138">
                <text:p>0.189618770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5560013085">
                <text:p>1.25560013085</text:p>
              </table:table-cell>
              <table:table-cell office:value-type="float" office:value="0.162790177508">
                <text:p>0.1627901775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86040286069">
                <text:p>0.986040286069</text:p>
              </table:table-cell>
              <table:table-cell office:value-type="float" office:value="0.193549916979">
                <text:p>0.1935499169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839891389">
                <text:p>0.77839891389</text:p>
              </table:table-cell>
              <table:table-cell office:value-type="float" office:value="0.19202160696">
                <text:p>0.192021606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86890207351">
                <text:p>0.586890207351</text:p>
              </table:table-cell>
              <table:table-cell office:value-type="float" office:value="0.201915202489">
                <text:p>0.2019152024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2951078181">
                <text:p>0.422951078181</text:p>
              </table:table-cell>
              <table:table-cell office:value-type="float" office:value="0.182359389832">
                <text:p>0.182359389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27633781692">
                <text:p>0.927633781692</text:p>
              </table:table-cell>
              <table:table-cell office:value-type="float" office:value="0.17972450292">
                <text:p>0.179724502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1806496513">
                <text:p>0.61806496513</text:p>
              </table:table-cell>
              <table:table-cell office:value-type="float" office:value="0.180575102153">
                <text:p>0.180575102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32111578627">
                <text:p>0.432111578627</text:p>
              </table:table-cell>
              <table:table-cell office:value-type="float" office:value="0.206405473338">
                <text:p>0.2064054733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8808663398">
                <text:p>0.318808663398</text:p>
              </table:table-cell>
              <table:table-cell office:value-type="float" office:value="0.15812888012">
                <text:p>0.158128880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6681907084">
                <text:p>0.236681907084</text:p>
              </table:table-cell>
              <table:table-cell office:value-type="float" office:value="0.166102220976">
                <text:p>0.1661022209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46542840213">
                <text:p>0.646542840213</text:p>
              </table:table-cell>
              <table:table-cell office:value-type="float" office:value="0.197248523866">
                <text:p>0.1972485238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02292890123">
                <text:p>0.402292890123</text:p>
              </table:table-cell>
              <table:table-cell office:value-type="float" office:value="0.182297210728">
                <text:p>0.1822972107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80166624046">
                <text:p>0.280166624046</text:p>
              </table:table-cell>
              <table:table-cell office:value-type="float" office:value="0.157426762558">
                <text:p>0.1574267625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1609088664">
                <text:p>0.201609088664</text:p>
              </table:table-cell>
              <table:table-cell office:value-type="float" office:value="0.151231212226">
                <text:p>0.1512312122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3861689336">
                <text:p>0.13861689336</text:p>
              </table:table-cell>
              <table:table-cell office:value-type="float" office:value="0.169999357927">
                <text:p>0.1699993579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58230418179">
                <text:p>0.358230418179</text:p>
              </table:table-cell>
              <table:table-cell office:value-type="float" office:value="0.174347619541">
                <text:p>0.1743476195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3332048543">
                <text:p>0.193332048543</text:p>
              </table:table-cell>
              <table:table-cell office:value-type="float" office:value="0.169819763659">
                <text:p>0.1698197636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7781114909">
                <text:p>0.127781114909</text:p>
              </table:table-cell>
              <table:table-cell office:value-type="float" office:value="0.165647707024">
                <text:p>0.1656477070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92344517626">
                <text:p>0.0892344517626</text:p>
              </table:table-cell>
              <table:table-cell office:value-type="float" office:value="0.147538069077">
                <text:p>0.1475380690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05152881886">
                <text:p>0.0605152881886</text:p>
              </table:table-cell>
              <table:table-cell office:value-type="float" office:value="0.145701072468">
                <text:p>0.1457010724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